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24"/>
        <table:table-column table:style-name="co13" table:default-cell-style-name="Default"/>
        <table:table-column table:style-name="co6" table:default-cell-style-name="Default"/>
        <table:table-column table:style-name="co12" table:default-cell-style-name="ce2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20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6"/>
          <table:table-cell table:style-name="ce16" table:number-columns-repeated="5"/>
          <table:table-cell table:style-name="ce26"/>
          <table:table-cell table:style-name="ce16" table:number-columns-repeated="2"/>
          <table:table-cell table:style-name="ce26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3"/>
          <table:covered-table-cell table:style-name="ce26"/>
          <table:covered-table-cell table:number-columns-repeated="5" table:style-name="ce3"/>
          <table:covered-table-cell table:style-name="ce26"/>
          <table:covered-table-cell table:number-columns-repeated="2" table:style-name="ce3"/>
          <table:covered-table-cell table:style-name="ce26"/>
          <table:covered-table-cell table:number-columns-repeated="5" table:style-name="ce3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2989.21474505981" calcext:value-type="float">
            <text:p>2989.21474505981</text:p>
          </table:table-cell>
          <table:table-cell office:value-type="float" office:value="62268.4467018258" calcext:value-type="float">
            <text:p>62268.4467018258</text:p>
          </table:table-cell>
          <table:table-cell office:value-type="float" office:value="17328.6552765219" calcext:value-type="float">
            <text:p>17328.6552765219</text:p>
          </table:table-cell>
          <table:table-cell table:style-name="Default" office:value-type="float" office:value="2613.2670443302" calcext:value-type="float">
            <text:p>2613.2670443302</text:p>
          </table:table-cell>
          <table:table-cell office:value-type="float" office:value="42276.7087737104" calcext:value-type="float">
            <text:p>42276.7087737104</text:p>
          </table:table-cell>
          <table:table-cell office:value-type="float" office:value="145983.55178441" calcext:value-type="float">
            <text:p>145983.55178441</text:p>
          </table:table-cell>
          <table:table-cell office:value-type="float" office:value="246569.164105279" calcext:value-type="float">
            <text:p>246569.164105279</text:p>
          </table:table-cell>
          <table:table-cell office:value-type="float" office:value="31619.76353602" calcext:value-type="float">
            <text:p>31619.76353602</text:p>
          </table:table-cell>
          <table:table-cell office:value-type="float" office:value="31539.7582650689" calcext:value-type="float">
            <text:p>31539.7582650689</text:p>
          </table:table-cell>
          <table:table-cell table:style-name="Default" office:value-type="float" office:value="47776.531596234" calcext:value-type="float">
            <text:p>47776.531596234</text:p>
          </table:table-cell>
          <table:table-cell office:value-type="float" office:value="86401.3302254646" calcext:value-type="float">
            <text:p>86401.3302254646</text:p>
          </table:table-cell>
          <table:table-cell office:value-type="float" office:value="87102.8132401785" calcext:value-type="float">
            <text:p>87102.8132401785</text:p>
          </table:table-cell>
          <table:table-cell table:style-name="Default" office:value-type="float" office:value="54706.2592939984" calcext:value-type="float">
            <text:p>54706.2592939984</text:p>
          </table:table-cell>
          <table:table-cell office:value-type="float" office:value="52697.8917108881" calcext:value-type="float">
            <text:p>52697.8917108881</text:p>
          </table:table-cell>
          <table:table-cell office:value-type="float" office:value="151882.105115824" calcext:value-type="float">
            <text:p>151882.105115824</text:p>
          </table:table-cell>
          <table:table-cell office:value-type="float" office:value="19072.5624401588" calcext:value-type="float">
            <text:p>19072.5624401588</text:p>
          </table:table-cell>
          <table:table-cell office:value-type="float" office:value="132648.247957248" calcext:value-type="float">
            <text:p>132648.247957248</text:p>
          </table:table-cell>
          <table:table-cell office:value-type="float" office:value="4199.88268940346" calcext:value-type="float">
            <text:p>4199.88268940346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2925.59805259383" calcext:value-type="float">
            <text:p>2925.59805259383</text:p>
          </table:table-cell>
          <table:table-cell office:value-type="float" office:value="60415.4363529272" calcext:value-type="float">
            <text:p>60415.4363529272</text:p>
          </table:table-cell>
          <table:table-cell office:value-type="float" office:value="16088.9378727457" calcext:value-type="float">
            <text:p>16088.9378727457</text:p>
          </table:table-cell>
          <table:table-cell table:style-name="Default" office:value-type="float" office:value="2615.39913109047" calcext:value-type="float">
            <text:p>2615.39913109047</text:p>
          </table:table-cell>
          <table:table-cell office:value-type="float" office:value="42213.4400410439" calcext:value-type="float">
            <text:p>42213.4400410439</text:p>
          </table:table-cell>
          <table:table-cell office:value-type="float" office:value="145155.227572335" calcext:value-type="float">
            <text:p>145155.227572335</text:p>
          </table:table-cell>
          <table:table-cell office:value-type="float" office:value="218341.906079903" calcext:value-type="float">
            <text:p>218341.906079903</text:p>
          </table:table-cell>
          <table:table-cell office:value-type="float" office:value="30695.2915360979" calcext:value-type="float">
            <text:p>30695.2915360979</text:p>
          </table:table-cell>
          <table:table-cell office:value-type="float" office:value="31848.47822458" calcext:value-type="float">
            <text:p>31848.47822458</text:p>
          </table:table-cell>
          <table:table-cell table:style-name="Default" office:value-type="float" office:value="46506.6440898674" calcext:value-type="float">
            <text:p>46506.6440898674</text:p>
          </table:table-cell>
          <table:table-cell office:value-type="float" office:value="79901.1683549043" calcext:value-type="float">
            <text:p>79901.1683549043</text:p>
          </table:table-cell>
          <table:table-cell office:value-type="float" office:value="81909.3706883144" calcext:value-type="float">
            <text:p>81909.3706883144</text:p>
          </table:table-cell>
          <table:table-cell table:style-name="Default" office:value-type="float" office:value="52235.8965451128" calcext:value-type="float">
            <text:p>52235.8965451128</text:p>
          </table:table-cell>
          <table:table-cell office:value-type="float" office:value="53883.4127620873" calcext:value-type="float">
            <text:p>53883.4127620873</text:p>
          </table:table-cell>
          <table:table-cell office:value-type="float" office:value="131396.041186871" calcext:value-type="float">
            <text:p>131396.041186871</text:p>
          </table:table-cell>
          <table:table-cell office:value-type="float" office:value="17951.23062223" calcext:value-type="float">
            <text:p>17951.23062223</text:p>
          </table:table-cell>
          <table:table-cell office:value-type="float" office:value="137421.031986619" calcext:value-type="float">
            <text:p>137421.031986619</text:p>
          </table:table-cell>
          <table:table-cell office:value-type="float" office:value="4114.69864951755" calcext:value-type="float">
            <text:p>4114.69864951755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2879.77712595054" calcext:value-type="float">
            <text:p>2879.77712595054</text:p>
          </table:table-cell>
          <table:table-cell office:value-type="float" office:value="59263.0874281652" calcext:value-type="float">
            <text:p>59263.0874281652</text:p>
          </table:table-cell>
          <table:table-cell office:value-type="float" office:value="14379.1664840681" calcext:value-type="float">
            <text:p>14379.1664840681</text:p>
          </table:table-cell>
          <table:table-cell table:style-name="Default" office:value-type="float" office:value="2594.68421328479" calcext:value-type="float">
            <text:p>2594.68421328479</text:p>
          </table:table-cell>
          <table:table-cell office:value-type="float" office:value="42851.1523897271" calcext:value-type="float">
            <text:p>42851.1523897271</text:p>
          </table:table-cell>
          <table:table-cell office:value-type="float" office:value="143119.766889611" calcext:value-type="float">
            <text:p>143119.766889611</text:p>
          </table:table-cell>
          <table:table-cell office:value-type="float" office:value="219265.915945934" calcext:value-type="float">
            <text:p>219265.915945934</text:p>
          </table:table-cell>
          <table:table-cell office:value-type="float" office:value="30948.0516083501" calcext:value-type="float">
            <text:p>30948.0516083501</text:p>
          </table:table-cell>
          <table:table-cell office:value-type="float" office:value="31267.9274074442" calcext:value-type="float">
            <text:p>31267.9274074442</text:p>
          </table:table-cell>
          <table:table-cell table:style-name="Default" office:value-type="float" office:value="46812.1729431529" calcext:value-type="float">
            <text:p>46812.1729431529</text:p>
          </table:table-cell>
          <table:table-cell office:value-type="float" office:value="78873.1773324998" calcext:value-type="float">
            <text:p>78873.1773324998</text:p>
          </table:table-cell>
          <table:table-cell office:value-type="float" office:value="83803.0479297093" calcext:value-type="float">
            <text:p>83803.0479297093</text:p>
          </table:table-cell>
          <table:table-cell table:style-name="Default" office:value-type="float" office:value="54495.01079267" calcext:value-type="float">
            <text:p>54495.01079267</text:p>
          </table:table-cell>
          <table:table-cell office:value-type="float" office:value="51336.9749162783" calcext:value-type="float">
            <text:p>51336.9749162783</text:p>
          </table:table-cell>
          <table:table-cell office:value-type="float" office:value="130584.670447337" calcext:value-type="float">
            <text:p>130584.670447337</text:p>
          </table:table-cell>
          <table:table-cell office:value-type="float" office:value="17749.0266421266" calcext:value-type="float">
            <text:p>17749.0266421266</text:p>
          </table:table-cell>
          <table:table-cell office:value-type="float" office:value="134761.327036617" calcext:value-type="float">
            <text:p>134761.327036617</text:p>
          </table:table-cell>
          <table:table-cell office:value-type="float" office:value="4093.07400542268" calcext:value-type="float">
            <text:p>4093.0740054226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3115.76668609039" calcext:value-type="float">
            <text:p>3115.76668609039</text:p>
          </table:table-cell>
          <table:table-cell office:value-type="float" office:value="92159.9115844809" calcext:value-type="float">
            <text:p>92159.9115844809</text:p>
          </table:table-cell>
          <table:table-cell office:value-type="float" office:value="24452.2552812951" calcext:value-type="float">
            <text:p>24452.2552812951</text:p>
          </table:table-cell>
          <table:table-cell table:style-name="Default" office:value-type="float" office:value="2715.17561909174" calcext:value-type="float">
            <text:p>2715.17561909174</text:p>
          </table:table-cell>
          <table:table-cell office:value-type="float" office:value="42871.2756579198" calcext:value-type="float">
            <text:p>42871.2756579198</text:p>
          </table:table-cell>
          <table:table-cell office:value-type="float" office:value="145078.400204144" calcext:value-type="float">
            <text:p>145078.400204144</text:p>
          </table:table-cell>
          <table:table-cell office:value-type="float" office:value="362625.801648887" calcext:value-type="float">
            <text:p>362625.801648887</text:p>
          </table:table-cell>
          <table:table-cell office:value-type="float" office:value="31235.8306551336" calcext:value-type="float">
            <text:p>31235.8306551336</text:p>
          </table:table-cell>
          <table:table-cell office:value-type="float" office:value="32001.4122342921" calcext:value-type="float">
            <text:p>32001.4122342921</text:p>
          </table:table-cell>
          <table:table-cell table:style-name="Default" office:value-type="float" office:value="58211.9236414591" calcext:value-type="float">
            <text:p>58211.9236414591</text:p>
          </table:table-cell>
          <table:table-cell office:value-type="float" office:value="132236.735330625" calcext:value-type="float">
            <text:p>132236.735330625</text:p>
          </table:table-cell>
          <table:table-cell office:value-type="float" office:value="85665.9392907293" calcext:value-type="float">
            <text:p>85665.9392907293</text:p>
          </table:table-cell>
          <table:table-cell table:style-name="Default" office:value-type="float" office:value="54612.7253929791" calcext:value-type="float">
            <text:p>54612.7253929791</text:p>
          </table:table-cell>
          <table:table-cell office:value-type="float" office:value="54722.3489158891" calcext:value-type="float">
            <text:p>54722.3489158891</text:p>
          </table:table-cell>
          <table:table-cell office:value-type="float" office:value="208726.024680511" calcext:value-type="float">
            <text:p>208726.024680511</text:p>
          </table:table-cell>
          <table:table-cell office:value-type="float" office:value="23981.0027038196" calcext:value-type="float">
            <text:p>23981.0027038196</text:p>
          </table:table-cell>
          <table:table-cell office:value-type="float" office:value="140073.130253598" calcext:value-type="float">
            <text:p>140073.130253598</text:p>
          </table:table-cell>
          <table:table-cell office:value-type="float" office:value="4233.85792961142" calcext:value-type="float">
            <text:p>4233.8579296114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2962.64261647724" calcext:value-type="float">
            <text:p>2962.64261647724</text:p>
          </table:table-cell>
          <table:table-cell office:value-type="float" office:value="87548.7299470028" calcext:value-type="float">
            <text:p>87548.7299470028</text:p>
          </table:table-cell>
          <table:table-cell office:value-type="float" office:value="22027.6565857078" calcext:value-type="float">
            <text:p>22027.6565857078</text:p>
          </table:table-cell>
          <table:table-cell table:style-name="Default" office:value-type="float" office:value="2644.36138946877" calcext:value-type="float">
            <text:p>2644.36138946877</text:p>
          </table:table-cell>
          <table:table-cell office:value-type="float" office:value="41805.1443506535" calcext:value-type="float">
            <text:p>41805.1443506535</text:p>
          </table:table-cell>
          <table:table-cell office:value-type="float" office:value="143658.750569221" calcext:value-type="float">
            <text:p>143658.750569221</text:p>
          </table:table-cell>
          <table:table-cell office:value-type="float" office:value="324713.559238907" calcext:value-type="float">
            <text:p>324713.559238907</text:p>
          </table:table-cell>
          <table:table-cell office:value-type="float" office:value="31425.9720681743" calcext:value-type="float">
            <text:p>31425.9720681743</text:p>
          </table:table-cell>
          <table:table-cell office:value-type="float" office:value="31846.9332094384" calcext:value-type="float">
            <text:p>31846.9332094384</text:p>
          </table:table-cell>
          <table:table-cell table:style-name="Default" office:value-type="float" office:value="52733.4184509907" calcext:value-type="float">
            <text:p>52733.4184509907</text:p>
          </table:table-cell>
          <table:table-cell office:value-type="float" office:value="121749.867409031" calcext:value-type="float">
            <text:p>121749.867409031</text:p>
          </table:table-cell>
          <table:table-cell office:value-type="float" office:value="83596.3236938596" calcext:value-type="float">
            <text:p>83596.3236938596</text:p>
          </table:table-cell>
          <table:table-cell table:style-name="Default" office:value-type="float" office:value="54728.561829163" calcext:value-type="float">
            <text:p>54728.561829163</text:p>
          </table:table-cell>
          <table:table-cell office:value-type="float" office:value="54323.9415773336" calcext:value-type="float">
            <text:p>54323.9415773336</text:p>
          </table:table-cell>
          <table:table-cell office:value-type="float" office:value="189538.839591997" calcext:value-type="float">
            <text:p>189538.839591997</text:p>
          </table:table-cell>
          <table:table-cell office:value-type="float" office:value="22049.6595979237" calcext:value-type="float">
            <text:p>22049.6595979237</text:p>
          </table:table-cell>
          <table:table-cell office:value-type="float" office:value="134311.784671502" calcext:value-type="float">
            <text:p>134311.784671502</text:p>
          </table:table-cell>
          <table:table-cell office:value-type="float" office:value="4282.72638650844" calcext:value-type="float">
            <text:p>4282.72638650844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2948.19734815112" calcext:value-type="float">
            <text:p>2948.19734815112</text:p>
          </table:table-cell>
          <table:table-cell office:value-type="float" office:value="90738.164434095" calcext:value-type="float">
            <text:p>90738.164434095</text:p>
          </table:table-cell>
          <table:table-cell office:value-type="float" office:value="20235.4865491001" calcext:value-type="float">
            <text:p>20235.4865491001</text:p>
          </table:table-cell>
          <table:table-cell table:style-name="Default" office:value-type="float" office:value="2648.89514143907" calcext:value-type="float">
            <text:p>2648.89514143907</text:p>
          </table:table-cell>
          <table:table-cell office:value-type="float" office:value="43079.4321786917" calcext:value-type="float">
            <text:p>43079.4321786917</text:p>
          </table:table-cell>
          <table:table-cell office:value-type="float" office:value="143166.932855179" calcext:value-type="float">
            <text:p>143166.932855179</text:p>
          </table:table-cell>
          <table:table-cell office:value-type="float" office:value="309411.626910459" calcext:value-type="float">
            <text:p>309411.626910459</text:p>
          </table:table-cell>
          <table:table-cell office:value-type="float" office:value="30735.749733516" calcext:value-type="float">
            <text:p>30735.749733516</text:p>
          </table:table-cell>
          <table:table-cell office:value-type="float" office:value="31900.0255227391" calcext:value-type="float">
            <text:p>31900.0255227391</text:p>
          </table:table-cell>
          <table:table-cell table:style-name="Default" office:value-type="float" office:value="48532.3975281208" calcext:value-type="float">
            <text:p>48532.3975281208</text:p>
          </table:table-cell>
          <table:table-cell office:value-type="float" office:value="123083.494348303" calcext:value-type="float">
            <text:p>123083.494348303</text:p>
          </table:table-cell>
          <table:table-cell office:value-type="float" office:value="81550.0511053159" calcext:value-type="float">
            <text:p>81550.0511053159</text:p>
          </table:table-cell>
          <table:table-cell table:style-name="Default" office:value-type="float" office:value="54658.8350705531" calcext:value-type="float">
            <text:p>54658.8350705531</text:p>
          </table:table-cell>
          <table:table-cell office:value-type="float" office:value="52680.7196241004" calcext:value-type="float">
            <text:p>52680.7196241004</text:p>
          </table:table-cell>
          <table:table-cell office:value-type="float" office:value="176185.535713022" calcext:value-type="float">
            <text:p>176185.535713022</text:p>
          </table:table-cell>
          <table:table-cell office:value-type="float" office:value="20414.1463178667" calcext:value-type="float">
            <text:p>20414.1463178667</text:p>
          </table:table-cell>
          <table:table-cell office:value-type="float" office:value="134629.643214316" calcext:value-type="float">
            <text:p>134629.643214316</text:p>
          </table:table-cell>
          <table:table-cell office:value-type="float" office:value="4141.68064085059" calcext:value-type="float">
            <text:p>4141.6806408505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2812.15270019635" calcext:value-type="float">
            <text:p>2812.15270019635</text:p>
          </table:table-cell>
          <table:table-cell office:value-type="float" office:value="39117.9303950182" calcext:value-type="float">
            <text:p>39117.9303950182</text:p>
          </table:table-cell>
          <table:table-cell office:value-type="float" office:value="13289.543302912" calcext:value-type="float">
            <text:p>13289.543302912</text:p>
          </table:table-cell>
          <table:table-cell table:style-name="Default" office:value-type="float" office:value="2563.09055070973" calcext:value-type="float">
            <text:p>2563.09055070973</text:p>
          </table:table-cell>
          <table:table-cell office:value-type="float" office:value="42185.1011947223" calcext:value-type="float">
            <text:p>42185.1011947223</text:p>
          </table:table-cell>
          <table:table-cell office:value-type="float" office:value="144114.895887501" calcext:value-type="float">
            <text:p>144114.895887501</text:p>
          </table:table-cell>
          <table:table-cell office:value-type="float" office:value="188673.21008409" calcext:value-type="float">
            <text:p>188673.21008409</text:p>
          </table:table-cell>
          <table:table-cell office:value-type="float" office:value="31634.8956183431" calcext:value-type="float">
            <text:p>31634.8956183431</text:p>
          </table:table-cell>
          <table:table-cell office:value-type="float" office:value="31377.5800332211" calcext:value-type="float">
            <text:p>31377.5800332211</text:p>
          </table:table-cell>
          <table:table-cell table:style-name="Default" office:value-type="float" office:value="45466.0468022759" calcext:value-type="float">
            <text:p>45466.0468022759</text:p>
          </table:table-cell>
          <table:table-cell office:value-type="float" office:value="57359.9510755426" calcext:value-type="float">
            <text:p>57359.9510755426</text:p>
          </table:table-cell>
          <table:table-cell office:value-type="float" office:value="82038.1708390233" calcext:value-type="float">
            <text:p>82038.1708390233</text:p>
          </table:table-cell>
          <table:table-cell table:style-name="Default" office:value-type="float" office:value="54443.4821424823" calcext:value-type="float">
            <text:p>54443.4821424823</text:p>
          </table:table-cell>
          <table:table-cell office:value-type="float" office:value="51565.1676858511" calcext:value-type="float">
            <text:p>51565.1676858511</text:p>
          </table:table-cell>
          <table:table-cell office:value-type="float" office:value="117570.416615643" calcext:value-type="float">
            <text:p>117570.416615643</text:p>
          </table:table-cell>
          <table:table-cell office:value-type="float" office:value="16761.1160775757" calcext:value-type="float">
            <text:p>16761.1160775757</text:p>
          </table:table-cell>
          <table:table-cell office:value-type="float" office:value="134087.517634453" calcext:value-type="float">
            <text:p>134087.517634453</text:p>
          </table:table-cell>
          <table:table-cell office:value-type="float" office:value="4130.30029089888" calcext:value-type="float">
            <text:p>4130.3002908988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2854.7993957507" calcext:value-type="float">
            <text:p>2854.7993957507</text:p>
          </table:table-cell>
          <table:table-cell office:value-type="float" office:value="38593.9544848916" calcext:value-type="float">
            <text:p>38593.9544848916</text:p>
          </table:table-cell>
          <table:table-cell office:value-type="float" office:value="12903.8052382833" calcext:value-type="float">
            <text:p>12903.8052382833</text:p>
          </table:table-cell>
          <table:table-cell table:style-name="Default" office:value-type="float" office:value="2536.88235320131" calcext:value-type="float">
            <text:p>2536.88235320131</text:p>
          </table:table-cell>
          <table:table-cell office:value-type="float" office:value="41617.2843943065" calcext:value-type="float">
            <text:p>41617.2843943065</text:p>
          </table:table-cell>
          <table:table-cell office:value-type="float" office:value="139193.213580474" calcext:value-type="float">
            <text:p>139193.213580474</text:p>
          </table:table-cell>
          <table:table-cell office:value-type="float" office:value="186857.544955515" calcext:value-type="float">
            <text:p>186857.544955515</text:p>
          </table:table-cell>
          <table:table-cell office:value-type="float" office:value="30803.6832126405" calcext:value-type="float">
            <text:p>30803.6832126405</text:p>
          </table:table-cell>
          <table:table-cell office:value-type="float" office:value="31159.7713990608" calcext:value-type="float">
            <text:p>31159.7713990608</text:p>
          </table:table-cell>
          <table:table-cell table:style-name="Default" office:value-type="float" office:value="44758.4671149143" calcext:value-type="float">
            <text:p>44758.4671149143</text:p>
          </table:table-cell>
          <table:table-cell office:value-type="float" office:value="56045.0219627403" calcext:value-type="float">
            <text:p>56045.0219627403</text:p>
          </table:table-cell>
          <table:table-cell office:value-type="float" office:value="82722.2798549702" calcext:value-type="float">
            <text:p>82722.2798549702</text:p>
          </table:table-cell>
          <table:table-cell table:style-name="Default" office:value-type="float" office:value="53381.7875956041" calcext:value-type="float">
            <text:p>53381.7875956041</text:p>
          </table:table-cell>
          <table:table-cell office:value-type="float" office:value="51127.6725519941" calcext:value-type="float">
            <text:p>51127.6725519941</text:p>
          </table:table-cell>
          <table:table-cell office:value-type="float" office:value="119319.963975998" calcext:value-type="float">
            <text:p>119319.963975998</text:p>
          </table:table-cell>
          <table:table-cell office:value-type="float" office:value="16389.6034408196" calcext:value-type="float">
            <text:p>16389.6034408196</text:p>
          </table:table-cell>
          <table:table-cell office:value-type="float" office:value="134663.629997826" calcext:value-type="float">
            <text:p>134663.629997826</text:p>
          </table:table-cell>
          <table:table-cell office:value-type="float" office:value="4140.52199647979" calcext:value-type="float">
            <text:p>4140.5219964797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2804.51916712685" calcext:value-type="float">
            <text:p>2804.51916712685</text:p>
          </table:table-cell>
          <table:table-cell office:value-type="float" office:value="38141.4381533107" calcext:value-type="float">
            <text:p>38141.4381533107</text:p>
          </table:table-cell>
          <table:table-cell office:value-type="float" office:value="12774.34186645" calcext:value-type="float">
            <text:p>12774.34186645</text:p>
          </table:table-cell>
          <table:table-cell table:style-name="Default" office:value-type="float" office:value="2527.47893510545" calcext:value-type="float">
            <text:p>2527.47893510545</text:p>
          </table:table-cell>
          <table:table-cell office:value-type="float" office:value="41904.8131443188" calcext:value-type="float">
            <text:p>41904.8131443188</text:p>
          </table:table-cell>
          <table:table-cell office:value-type="float" office:value="140160.600514294" calcext:value-type="float">
            <text:p>140160.600514294</text:p>
          </table:table-cell>
          <table:table-cell office:value-type="float" office:value="185348.701558646" calcext:value-type="float">
            <text:p>185348.701558646</text:p>
          </table:table-cell>
          <table:table-cell office:value-type="float" office:value="30880.2869146581" calcext:value-type="float">
            <text:p>30880.2869146581</text:p>
          </table:table-cell>
          <table:table-cell office:value-type="float" office:value="31015.6518459752" calcext:value-type="float">
            <text:p>31015.6518459752</text:p>
          </table:table-cell>
          <table:table-cell table:style-name="Default" office:value-type="float" office:value="45078.6250240542" calcext:value-type="float">
            <text:p>45078.6250240542</text:p>
          </table:table-cell>
          <table:table-cell office:value-type="float" office:value="55618.1817713906" calcext:value-type="float">
            <text:p>55618.1817713906</text:p>
          </table:table-cell>
          <table:table-cell office:value-type="float" office:value="85587.5254079289" calcext:value-type="float">
            <text:p>85587.5254079289</text:p>
          </table:table-cell>
          <table:table-cell table:style-name="Default" office:value-type="float" office:value="54886.6913915925" calcext:value-type="float">
            <text:p>54886.6913915925</text:p>
          </table:table-cell>
          <table:table-cell office:value-type="float" office:value="51657.5833918112" calcext:value-type="float">
            <text:p>51657.5833918112</text:p>
          </table:table-cell>
          <table:table-cell office:value-type="float" office:value="116514.753269029" calcext:value-type="float">
            <text:p>116514.753269029</text:p>
          </table:table-cell>
          <table:table-cell office:value-type="float" office:value="16338.5547238827" calcext:value-type="float">
            <text:p>16338.5547238827</text:p>
          </table:table-cell>
          <table:table-cell office:value-type="float" office:value="134194.673148624" calcext:value-type="float">
            <text:p>134194.673148624</text:p>
          </table:table-cell>
          <table:table-cell office:value-type="float" office:value="4069.8519430663" calcext:value-type="float">
            <text:p>4069.851943066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2872.52886375329" calcext:value-type="float">
            <text:p>2872.52886375329</text:p>
          </table:table-cell>
          <table:table-cell office:value-type="float" office:value="39325.2391254457" calcext:value-type="float">
            <text:p>39325.2391254457</text:p>
          </table:table-cell>
          <table:table-cell office:value-type="float" office:value="13082.2708659284" calcext:value-type="float">
            <text:p>13082.2708659284</text:p>
          </table:table-cell>
          <table:table-cell table:style-name="Default" office:value-type="float" office:value="2582.58870755811" calcext:value-type="float">
            <text:p>2582.58870755811</text:p>
          </table:table-cell>
          <table:table-cell office:value-type="float" office:value="42029.8755661583" calcext:value-type="float">
            <text:p>42029.8755661583</text:p>
          </table:table-cell>
          <table:table-cell office:value-type="float" office:value="143291.452683396" calcext:value-type="float">
            <text:p>143291.452683396</text:p>
          </table:table-cell>
          <table:table-cell office:value-type="float" office:value="191975.251426177" calcext:value-type="float">
            <text:p>191975.251426177</text:p>
          </table:table-cell>
          <table:table-cell office:value-type="float" office:value="31317.6820567853" calcext:value-type="float">
            <text:p>31317.6820567853</text:p>
          </table:table-cell>
          <table:table-cell office:value-type="float" office:value="30894.2458219531" calcext:value-type="float">
            <text:p>30894.2458219531</text:p>
          </table:table-cell>
          <table:table-cell table:style-name="Default" office:value-type="float" office:value="45653.5440836006" calcext:value-type="float">
            <text:p>45653.5440836006</text:p>
          </table:table-cell>
          <table:table-cell office:value-type="float" office:value="58328.4969483978" calcext:value-type="float">
            <text:p>58328.4969483978</text:p>
          </table:table-cell>
          <table:table-cell office:value-type="float" office:value="82769.8143590224" calcext:value-type="float">
            <text:p>82769.8143590224</text:p>
          </table:table-cell>
          <table:table-cell table:style-name="Default" office:value-type="float" office:value="52718.6524274898" calcext:value-type="float">
            <text:p>52718.6524274898</text:p>
          </table:table-cell>
          <table:table-cell office:value-type="float" office:value="52624.2253620889" calcext:value-type="float">
            <text:p>52624.2253620889</text:p>
          </table:table-cell>
          <table:table-cell office:value-type="float" office:value="121145.078818982" calcext:value-type="float">
            <text:p>121145.078818982</text:p>
          </table:table-cell>
          <table:table-cell office:value-type="float" office:value="16683.1048942662" calcext:value-type="float">
            <text:p>16683.1048942662</text:p>
          </table:table-cell>
          <table:table-cell office:value-type="float" office:value="134333.714669218" calcext:value-type="float">
            <text:p>134333.714669218</text:p>
          </table:table-cell>
          <table:table-cell office:value-type="float" office:value="4114.05327032318" calcext:value-type="float">
            <text:p>4114.0532703231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2771.14271286426" calcext:value-type="float">
            <text:p>2771.14271286426</text:p>
          </table:table-cell>
          <table:table-cell office:value-type="float" office:value="39327.9857752963" calcext:value-type="float">
            <text:p>39327.9857752963</text:p>
          </table:table-cell>
          <table:table-cell office:value-type="float" office:value="12789.464282046" calcext:value-type="float">
            <text:p>12789.464282046</text:p>
          </table:table-cell>
          <table:table-cell table:style-name="Default" office:value-type="float" office:value="2555.68460722154" calcext:value-type="float">
            <text:p>2555.68460722154</text:p>
          </table:table-cell>
          <table:table-cell office:value-type="float" office:value="41885.2371034492" calcext:value-type="float">
            <text:p>41885.2371034492</text:p>
          </table:table-cell>
          <table:table-cell office:value-type="float" office:value="142209.667943416" calcext:value-type="float">
            <text:p>142209.667943416</text:p>
          </table:table-cell>
          <table:table-cell office:value-type="float" office:value="188935.704880819" calcext:value-type="float">
            <text:p>188935.704880819</text:p>
          </table:table-cell>
          <table:table-cell office:value-type="float" office:value="30957.7131003355" calcext:value-type="float">
            <text:p>30957.7131003355</text:p>
          </table:table-cell>
          <table:table-cell office:value-type="float" office:value="31345.8689855598" calcext:value-type="float">
            <text:p>31345.8689855598</text:p>
          </table:table-cell>
          <table:table-cell table:style-name="Default" office:value-type="float" office:value="46121.6927525091" calcext:value-type="float">
            <text:p>46121.6927525091</text:p>
          </table:table-cell>
          <table:table-cell office:value-type="float" office:value="56807.4848081631" calcext:value-type="float">
            <text:p>56807.4848081631</text:p>
          </table:table-cell>
          <table:table-cell office:value-type="float" office:value="82700.3372015917" calcext:value-type="float">
            <text:p>82700.3372015917</text:p>
          </table:table-cell>
          <table:table-cell table:style-name="Default" office:value-type="float" office:value="51634.4686860129" calcext:value-type="float">
            <text:p>51634.4686860129</text:p>
          </table:table-cell>
          <table:table-cell office:value-type="float" office:value="51136.8262193558" calcext:value-type="float">
            <text:p>51136.8262193558</text:p>
          </table:table-cell>
          <table:table-cell office:value-type="float" office:value="118641.250691131" calcext:value-type="float">
            <text:p>118641.250691131</text:p>
          </table:table-cell>
          <table:table-cell office:value-type="float" office:value="16633.965560662" calcext:value-type="float">
            <text:p>16633.965560662</text:p>
          </table:table-cell>
          <table:table-cell office:value-type="float" office:value="137613.241387852" calcext:value-type="float">
            <text:p>137613.241387852</text:p>
          </table:table-cell>
          <table:table-cell office:value-type="float" office:value="4117.08255404854" calcext:value-type="float">
            <text:p>4117.08255404854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2805.76419362175" calcext:value-type="float">
            <text:p>2805.76419362175</text:p>
          </table:table-cell>
          <table:table-cell office:value-type="float" office:value="39112.1663082534" calcext:value-type="float">
            <text:p>39112.1663082534</text:p>
          </table:table-cell>
          <table:table-cell office:value-type="float" office:value="12770.9821370313" calcext:value-type="float">
            <text:p>12770.9821370313</text:p>
          </table:table-cell>
          <table:table-cell table:style-name="Default" office:value-type="float" office:value="2536.22880536099" calcext:value-type="float">
            <text:p>2536.22880536099</text:p>
          </table:table-cell>
          <table:table-cell office:value-type="float" office:value="41785.8937183006" calcext:value-type="float">
            <text:p>41785.8937183006</text:p>
          </table:table-cell>
          <table:table-cell office:value-type="float" office:value="141564.996894582" calcext:value-type="float">
            <text:p>141564.996894582</text:p>
          </table:table-cell>
          <table:table-cell office:value-type="float" office:value="186569.952986601" calcext:value-type="float">
            <text:p>186569.952986601</text:p>
          </table:table-cell>
          <table:table-cell office:value-type="float" office:value="31337.0516355855" calcext:value-type="float">
            <text:p>31337.0516355855</text:p>
          </table:table-cell>
          <table:table-cell office:value-type="float" office:value="31343.108562523" calcext:value-type="float">
            <text:p>31343.108562523</text:p>
          </table:table-cell>
          <table:table-cell table:style-name="Default" office:value-type="float" office:value="45113.3158590417" calcext:value-type="float">
            <text:p>45113.3158590417</text:p>
          </table:table-cell>
          <table:table-cell office:value-type="float" office:value="56708.1886984074" calcext:value-type="float">
            <text:p>56708.1886984074</text:p>
          </table:table-cell>
          <table:table-cell office:value-type="float" office:value="82403.0552318077" calcext:value-type="float">
            <text:p>82403.0552318077</text:p>
          </table:table-cell>
          <table:table-cell table:style-name="Default" office:value-type="float" office:value="52673.258431512" calcext:value-type="float">
            <text:p>52673.258431512</text:p>
          </table:table-cell>
          <table:table-cell office:value-type="float" office:value="51449.5354055564" calcext:value-type="float">
            <text:p>51449.5354055564</text:p>
          </table:table-cell>
          <table:table-cell office:value-type="float" office:value="116971.814853011" calcext:value-type="float">
            <text:p>116971.814853011</text:p>
          </table:table-cell>
          <table:table-cell office:value-type="float" office:value="16370.5438171295" calcext:value-type="float">
            <text:p>16370.5438171295</text:p>
          </table:table-cell>
          <table:table-cell office:value-type="float" office:value="131827.896937172" calcext:value-type="float">
            <text:p>131827.896937172</text:p>
          </table:table-cell>
          <table:table-cell office:value-type="float" office:value="4043.72763113554" calcext:value-type="float">
            <text:p>4043.72763113554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19:.U19])/22" office:value-type="float" office:value="0" calcext:value-type="float">
            <text:p>0</text:p>
          </table:covered-table-cell>
          <table:table-cell table:style-name="ce15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U20])/15" office:value-type="float" office:value="-0.159115776878077" calcext:value-type="float">
            <text:p>-0.159115776878077</text:p>
          </table:table-cell>
          <table:table-cell table:style-name="ce13" table:formula="of:=[.B20] *(-1)" office:value-type="percentage" office:value="0.159115776878077" calcext:value-type="percentage">
            <text:p>15.91%</text:p>
          </table:table-cell>
          <table:table-cell table:style-name="ce112"/>
          <table:table-cell table:style-name="ce112" table:formula="of:=([.E4]-[.E7])/[.E4]" office:value-type="float" office:value="-0.675312753959393" calcext:value-type="float">
            <text:p>-0.675312753959393</text:p>
          </table:table-cell>
          <table:table-cell table:style-name="ce112" table:formula="of:=([.F4]-[.F7])/[.F4]" office:value-type="float" office:value="-0.424697071255419" calcext:value-type="float">
            <text:p>-0.424697071255419</text:p>
          </table:table-cell>
          <table:table-cell table:style-name="ce112" table:formula="of:=([.G4]-[.G7])/[.G4]" office:value-type="float" office:value="-0.0417886113412638" calcext:value-type="float">
            <text:p>-0.041788611341264</text:p>
          </table:table-cell>
          <table:table-cell table:style-name="ce112"/>
          <table:table-cell table:style-name="ce112" table:formula="of:=([.I4]-[.I7])/[.I4]" office:value-type="float" office:value="-0.0420320601139328" calcext:value-type="float">
            <text:p>-0.042032060113933</text:p>
          </table:table-cell>
          <table:table-cell table:style-name="ce112" table:formula="of:=([.J4]-[.J7])/[.J4]" office:value-type="float" office:value="-0.366202280901433" calcext:value-type="float">
            <text:p>-0.366202280901433</text:p>
          </table:table-cell>
          <table:table-cell table:style-name="ce112" table:formula="of:=([.K4]-[.K7])/[.K4]" office:value-type="float" office:value="-0.0427186371998776" calcext:value-type="float">
            <text:p>-0.042718637199878</text:p>
          </table:table-cell>
          <table:table-cell table:style-name="ce112" table:formula="of:=([.L4]-[.L7])/[.L4]" office:value-type="float" office:value="-0.0358387864933027" calcext:value-type="float">
            <text:p>-0.035838786493303</text:p>
          </table:table-cell>
          <table:table-cell table:style-name="ce112" table:formula="of:=([.M4]-[.M7])/[.M4]" office:value-type="float" office:value="-0.0790891754640264" calcext:value-type="float">
            <text:p>-0.079089175464026</text:p>
          </table:table-cell>
          <table:table-cell table:style-name="ce112"/>
          <table:table-cell table:style-name="ce112" table:formula="of:=([.O4]-[.O7])/[.O4]" office:value-type="float" office:value="-0.0767443629679958" calcext:value-type="float">
            <text:p>-0.076744362967996</text:p>
          </table:table-cell>
          <table:table-cell table:style-name="ce112" table:formula="of:=([.P4]-[.P7])/[.P4]" office:value-type="float" office:value="-0.0204240341246978" calcext:value-type="float">
            <text:p>-0.020424034124698</text:p>
          </table:table-cell>
          <table:table-cell table:style-name="ce112" table:formula="of:=([.Q4]-[.Q7])/[.Q4]" office:value-type="float" office:value="-0.0388292683326842" calcext:value-type="float">
            <text:p>-0.038829268332684</text:p>
          </table:table-cell>
          <table:table-cell table:style-name="ce112" table:formula="of:=([.R4]-[.R7])/[.R4]" office:value-type="float" office:value="-0.346800897075022" calcext:value-type="float">
            <text:p>-0.346800897075022</text:p>
          </table:table-cell>
          <table:table-cell table:style-name="ce112" table:formula="of:=([.S4]-[.S7])/[.S4]" office:value-type="float" office:value="-0.179281552520658" calcext:value-type="float">
            <text:p>-0.179281552520658</text:p>
          </table:table-cell>
          <table:table-cell table:style-name="ce112" table:formula="of:=([.T4]-[.T7])/[.T4]" office:value-type="float" office:value="0.00655669903828533" calcext:value-type="float">
            <text:p>0.006556699038285</text:p>
          </table:table-cell>
          <table:table-cell table:style-name="ce112" table:formula="of:=([.U4]-[.U7])/[.U4]" office:value-type="float" office:value="-0.0235338604597331" calcext:value-type="float">
            <text:p>-0.023533860459733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U21])/15" office:value-type="float" office:value="-0.113436445107713" calcext:value-type="float">
            <text:p>-0.113436445107713</text:p>
          </table:table-cell>
          <table:table-cell table:style-name="ce13" table:formula="of:=[.B21] *(-1)" office:value-type="percentage" office:value="0.113436445107713" calcext:value-type="percentage">
            <text:p>11.34%</text:p>
          </table:table-cell>
          <table:table-cell table:style-name="ce112"/>
          <table:table-cell table:style-name="ce112" table:formula="of:=([.E4]-[.E8])/[.E4]" office:value-type="float" office:value="-0.625458099874414" calcext:value-type="float">
            <text:p>-0.625458099874414</text:p>
          </table:table-cell>
          <table:table-cell table:style-name="ce112" table:formula="of:=([.F4]-[.F8])/[.F4]" office:value-type="float" office:value="-0.322772154049792" calcext:value-type="float">
            <text:p>-0.322772154049792</text:p>
          </table:table-cell>
          <table:table-cell table:style-name="ce112" table:formula="of:=([.G4]-[.G8])/[.G4]" office:value-type="float" office:value="-0.0426385756455454" calcext:value-type="float">
            <text:p>-0.042638575645545</text:p>
          </table:table-cell>
          <table:table-cell table:style-name="ce112"/>
          <table:table-cell table:style-name="ce112" table:formula="of:=([.I4]-[.I8])/[.I4]" office:value-type="float" office:value="-0.0361194735615452" calcext:value-type="float">
            <text:p>-0.036119473561545</text:p>
          </table:table-cell>
          <table:table-cell table:style-name="ce112" table:formula="of:=([.J4]-[.J8])/[.J4]" office:value-type="float" office:value="-0.209799332309713" calcext:value-type="float">
            <text:p>-0.209799332309713</text:p>
          </table:table-cell>
          <table:table-cell table:style-name="ce112" table:formula="of:=([.K4]-[.K8])/[.K4]" office:value-type="float" office:value="-0.012232508396602" calcext:value-type="float">
            <text:p>-0.012232508396602</text:p>
          </table:table-cell>
          <table:table-cell table:style-name="ce112" table:formula="of:=([.L4]-[.L8])/[.L4]" office:value-type="float" office:value="-0.0459778657322347" calcext:value-type="float">
            <text:p>-0.045977865732235</text:p>
          </table:table-cell>
          <table:table-cell table:style-name="ce112" table:formula="of:=([.M4]-[.M8])/[.M4]" office:value-type="float" office:value="-0.0504072721028128" calcext:value-type="float">
            <text:p>-0.050407272102813</text:p>
          </table:table-cell>
          <table:table-cell table:style-name="ce112"/>
          <table:table-cell table:style-name="ce112" table:formula="of:=([.O4]-[.O8])/[.O4]" office:value-type="float" office:value="-0.0125442552550753" calcext:value-type="float">
            <text:p>-0.012544255255075</text:p>
          </table:table-cell>
          <table:table-cell table:style-name="ce112" table:formula="of:=([.P4]-[.P8])/[.P4]" office:value-type="float" office:value="0.0256551084542534" calcext:value-type="float">
            <text:p>0.025655108454253</text:p>
          </table:table-cell>
          <table:table-cell table:style-name="ce112" table:formula="of:=([.Q4]-[.Q8])/[.Q4]" office:value-type="float" office:value="-0.0621993487329935" calcext:value-type="float">
            <text:p>-0.062199348732994</text:p>
          </table:table-cell>
          <table:table-cell table:style-name="ce112" table:formula="of:=([.R4]-[.R8])/[.R4]" office:value-type="float" office:value="-0.165142569018473" calcext:value-type="float">
            <text:p>-0.165142569018473</text:p>
          </table:table-cell>
          <table:table-cell table:style-name="ce112" table:formula="of:=([.S4]-[.S8])/[.S4]" office:value-type="float" office:value="-0.109948135404481" calcext:value-type="float">
            <text:p>-0.109948135404481</text:p>
          </table:table-cell>
          <table:table-cell table:style-name="ce112" table:formula="of:=([.T4]-[.T8])/[.T4]" office:value-type="float" office:value="-0.0291881403691979" calcext:value-type="float">
            <text:p>-0.029188140369198</text:p>
          </table:table-cell>
          <table:table-cell table:style-name="ce112" table:formula="of:=([.U4]-[.U8])/[.U4]" office:value-type="float" office:value="-0.00277405461706991" calcext:value-type="float">
            <text:p>-0.00277405461707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U22])/15" office:value-type="float" office:value="-0.0985958367960352" calcext:value-type="float">
            <text:p>-0.098595836796035</text:p>
          </table:table-cell>
          <table:table-cell table:style-name="ce13" table:formula="of:=[.B22] *(-1)" office:value-type="percentage" office:value="0.0985958367960352" calcext:value-type="percentage">
            <text:p>9.86%</text:p>
          </table:table-cell>
          <table:table-cell table:style-name="ce112"/>
          <table:table-cell table:style-name="ce112" table:formula="of:=([.E4]-[.E9])/[.E4]" office:value-type="float" office:value="-0.594454518559632" calcext:value-type="float">
            <text:p>-0.594454518559632</text:p>
          </table:table-cell>
          <table:table-cell table:style-name="ce112" table:formula="of:=([.F4]-[.F9])/[.F4]" office:value-type="float" office:value="-0.182201160450213" calcext:value-type="float">
            <text:p>-0.182201160450213</text:p>
          </table:table-cell>
          <table:table-cell table:style-name="ce112" table:formula="of:=([.G4]-[.G9])/[.G4]" office:value-type="float" office:value="-0.034380496739434" calcext:value-type="float">
            <text:p>-0.034380496739434</text:p>
          </table:table-cell>
          <table:table-cell table:style-name="ce112"/>
          <table:table-cell table:style-name="ce112" table:formula="of:=([.I4]-[.I9])/[.I4]" office:value-type="float" office:value="-0.0215903347471107" calcext:value-type="float">
            <text:p>-0.021590334747111</text:p>
          </table:table-cell>
          <table:table-cell table:style-name="ce112" table:formula="of:=([.J4]-[.J9])/[.J4]" office:value-type="float" office:value="-0.21491913060699" calcext:value-type="float">
            <text:p>-0.21491913060699</text:p>
          </table:table-cell>
          <table:table-cell table:style-name="ce112" table:formula="of:=([.K4]-[.K9])/[.K4]" office:value-type="float" office:value="-0.02056772689933" calcext:value-type="float">
            <text:p>-0.02056772689933</text:p>
          </table:table-cell>
          <table:table-cell table:style-name="ce112" table:formula="of:=([.L4]-[.L9])/[.L4]" office:value-type="float" office:value="-0.0269112308878675" calcext:value-type="float">
            <text:p>-0.026911230887868</text:p>
          </table:table-cell>
          <table:table-cell table:style-name="ce112" table:formula="of:=([.M4]-[.M9])/[.M4]" office:value-type="float" office:value="-0.0573080007107103" calcext:value-type="float">
            <text:p>-0.05730800071071</text:p>
          </table:table-cell>
          <table:table-cell table:style-name="ce112"/>
          <table:table-cell table:style-name="ce112" table:formula="of:=([.O4]-[.O9])/[.O4]" office:value-type="float" office:value="-0.0359534451434711" calcext:value-type="float">
            <text:p>-0.035953445143471</text:p>
          </table:table-cell>
          <table:table-cell table:style-name="ce112" table:formula="of:=([.P4]-[.P9])/[.P4]" office:value-type="float" office:value="-0.0164836614742883" calcext:value-type="float">
            <text:p>-0.016483661474288</text:p>
          </table:table-cell>
          <table:table-cell table:style-name="ce112" table:formula="of:=([.Q4]-[.Q9])/[.Q4]" office:value-type="float" office:value="-0.01200162585768" calcext:value-type="float">
            <text:p>-0.01200162585768</text:p>
          </table:table-cell>
          <table:table-cell table:style-name="ce112" table:formula="of:=([.R4]-[.R9])/[.R4]" office:value-type="float" office:value="-0.157947812012491" calcext:value-type="float">
            <text:p>-0.157947812012491</text:p>
          </table:table-cell>
          <table:table-cell table:style-name="ce112" table:formula="of:=([.S4]-[.S9])/[.S4]" office:value-type="float" office:value="-0.0974455980904525" calcext:value-type="float">
            <text:p>-0.097445598090453</text:p>
          </table:table-cell>
          <table:table-cell table:style-name="ce112" table:formula="of:=([.T4]-[.T9])/[.T4]" office:value-type="float" office:value="-0.00926879649692934" calcext:value-type="float">
            <text:p>-0.009268796496929</text:p>
          </table:table-cell>
          <table:table-cell table:style-name="ce112" table:formula="of:=([.U4]-[.U9])/[.U4]" office:value-type="float" office:value="0.002495986736071" calcext:value-type="float">
            <text:p>0.00249598673607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U23])/15" office:value-type="float" office:value="-0.372259230563533" calcext:value-type="float">
            <text:p>-0.372259230563533</text:p>
          </table:table-cell>
          <table:table-cell table:style-name="ce13" table:formula="of:=[.B23] *(-1)" office:value-type="percentage" office:value="0.372259230563533" calcext:value-type="percentage">
            <text:p>37.23%</text:p>
          </table:table-cell>
          <table:table-cell table:style-name="ce112"/>
          <table:table-cell table:style-name="ce112" table:formula="of:=([.E4]-[.E10])/[.E4]" office:value-type="float" office:value="-1.47953310961142" calcext:value-type="float">
            <text:p>-1.47953310961142</text:p>
          </table:table-cell>
          <table:table-cell table:style-name="ce112" table:formula="of:=([.F4]-[.F10])/[.F4]" office:value-type="float" office:value="-1.01037275708582" calcext:value-type="float">
            <text:p>-1.01037275708582</text:p>
          </table:table-cell>
          <table:table-cell table:style-name="ce112" table:formula="of:=([.G4]-[.G10])/[.G4]" office:value-type="float" office:value="-0.0824148430977663" calcext:value-type="float">
            <text:p>-0.082414843097766</text:p>
          </table:table-cell>
          <table:table-cell table:style-name="ce112"/>
          <table:table-cell table:style-name="ce112" table:formula="of:=([.I4]-[.I10])/[.I4]" office:value-type="float" office:value="-0.0355710790350962" calcext:value-type="float">
            <text:p>-0.035571079035096</text:p>
          </table:table-cell>
          <table:table-cell table:style-name="ce112" table:formula="of:=([.J4]-[.J10])/[.J4]" office:value-type="float" office:value="-1.00925447885644" calcext:value-type="float">
            <text:p>-1.00925447885644</text:p>
          </table:table-cell>
          <table:table-cell table:style-name="ce112" table:formula="of:=([.K4]-[.K10])/[.K4]" office:value-type="float" office:value="-0.0300577591424549" calcext:value-type="float">
            <text:p>-0.030057759142455</text:p>
          </table:table-cell>
          <table:table-cell table:style-name="ce112" table:formula="of:=([.L4]-[.L10])/[.L4]" office:value-type="float" office:value="-0.0510005731893547" calcext:value-type="float">
            <text:p>-0.051000573189355</text:p>
          </table:table-cell>
          <table:table-cell table:style-name="ce112" table:formula="of:=([.M4]-[.M10])/[.M4]" office:value-type="float" office:value="-0.31478478210395" calcext:value-type="float">
            <text:p>-0.31478478210395</text:p>
          </table:table-cell>
          <table:table-cell table:style-name="ce112"/>
          <table:table-cell table:style-name="ce112" table:formula="of:=([.O4]-[.O10])/[.O4]" office:value-type="float" office:value="-0.058982067264654" calcext:value-type="float">
            <text:p>-0.058982067264654</text:p>
          </table:table-cell>
          <table:table-cell table:style-name="ce112" table:formula="of:=([.P4]-[.P10])/[.P4]" office:value-type="float" office:value="-0.0186793664790356" calcext:value-type="float">
            <text:p>-0.018679366479036</text:p>
          </table:table-cell>
          <table:table-cell table:style-name="ce112" table:formula="of:=([.Q4]-[.Q10])/[.Q4]" office:value-type="float" office:value="-0.0787372291402983" calcext:value-type="float">
            <text:p>-0.078737229140298</text:p>
          </table:table-cell>
          <table:table-cell table:style-name="ce112" table:formula="of:=([.R4]-[.R10])/[.R4]" office:value-type="float" office:value="-0.850859237618823" calcext:value-type="float">
            <text:p>-0.850859237618823</text:p>
          </table:table-cell>
          <table:table-cell table:style-name="ce112" table:formula="of:=([.S4]-[.S10])/[.S4]" office:value-type="float" office:value="-0.482776852260606" calcext:value-type="float">
            <text:p>-0.482776852260606</text:p>
          </table:table-cell>
          <table:table-cell table:style-name="ce112" table:formula="of:=([.T4]-[.T10])/[.T4]" office:value-type="float" office:value="-0.0490505154657096" calcext:value-type="float">
            <text:p>-0.04905051546571</text:p>
          </table:table-cell>
          <table:table-cell table:style-name="ce112" table:formula="of:=([.U4]-[.U10])/[.U4]" office:value-type="float" office:value="-0.0318138081015661" calcext:value-type="float">
            <text:p>-0.03181380810156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U24])/15" office:value-type="float" office:value="-0.30249592647875" calcext:value-type="float">
            <text:p>-0.30249592647875</text:p>
          </table:table-cell>
          <table:table-cell table:style-name="ce13" table:formula="of:=[.B24] *(-1)" office:value-type="percentage" office:value="0.30249592647875" calcext:value-type="percentage">
            <text:p>30.25%</text:p>
          </table:table-cell>
          <table:table-cell table:style-name="ce112"/>
          <table:table-cell table:style-name="ce112" table:formula="of:=([.E4]-[.E11])/[.E4]" office:value-type="float" office:value="-1.35547073424685" calcext:value-type="float">
            <text:p>-1.35547073424685</text:p>
          </table:table-cell>
          <table:table-cell table:style-name="ce112" table:formula="of:=([.F4]-[.F11])/[.F4]" office:value-type="float" office:value="-0.811031342218318" calcext:value-type="float">
            <text:p>-0.811031342218318</text:p>
          </table:table-cell>
          <table:table-cell table:style-name="ce112" table:formula="of:=([.G4]-[.G11])/[.G4]" office:value-type="float" office:value="-0.054184487496654" calcext:value-type="float">
            <text:p>-0.054184487496654</text:p>
          </table:table-cell>
          <table:table-cell table:style-name="ce112"/>
          <table:table-cell table:style-name="ce112" table:formula="of:=([.I4]-[.I11])/[.I4]" office:value-type="float" office:value="-0.0254376056702131" calcext:value-type="float">
            <text:p>-0.025437605670213</text:p>
          </table:table-cell>
          <table:table-cell table:style-name="ce112" table:formula="of:=([.J4]-[.J11])/[.J4]" office:value-type="float" office:value="-0.799188503078192" calcext:value-type="float">
            <text:p>-0.799188503078192</text:p>
          </table:table-cell>
          <table:table-cell table:style-name="ce112" table:formula="of:=([.K4]-[.K11])/[.K4]" office:value-type="float" office:value="-0.0363280146064199" calcext:value-type="float">
            <text:p>-0.03632801460642</text:p>
          </table:table-cell>
          <table:table-cell table:style-name="ce112" table:formula="of:=([.L4]-[.L11])/[.L4]" office:value-type="float" office:value="-0.0459271238528613" calcext:value-type="float">
            <text:p>-0.045927123852861</text:p>
          </table:table-cell>
          <table:table-cell table:style-name="ce112" table:formula="of:=([.M4]-[.M11])/[.M4]" office:value-type="float" office:value="-0.191046296884484" calcext:value-type="float">
            <text:p>-0.191046296884484</text:p>
          </table:table-cell>
          <table:table-cell table:style-name="ce112"/>
          <table:table-cell table:style-name="ce112" table:formula="of:=([.O4]-[.O11])/[.O4]" office:value-type="float" office:value="-0.0333979690645728" calcext:value-type="float">
            <text:p>-0.033397969064573</text:p>
          </table:table-cell>
          <table:table-cell table:style-name="ce112" table:formula="of:=([.P4]-[.P11])/[.P4]" office:value-type="float" office:value="-0.0208400384941714" calcext:value-type="float">
            <text:p>-0.020840038494171</text:p>
          </table:table-cell>
          <table:table-cell table:style-name="ce112" table:formula="of:=([.Q4]-[.Q11])/[.Q4]" office:value-type="float" office:value="-0.0708834575647559" calcext:value-type="float">
            <text:p>-0.070883457564756</text:p>
          </table:table-cell>
          <table:table-cell table:style-name="ce112" table:formula="of:=([.R4]-[.R11])/[.R4]" office:value-type="float" office:value="-0.680718600775205" calcext:value-type="float">
            <text:p>-0.680718600775205</text:p>
          </table:table-cell>
          <table:table-cell table:style-name="ce112" table:formula="of:=([.S4]-[.S11])/[.S4]" office:value-type="float" office:value="-0.363359374744561" calcext:value-type="float">
            <text:p>-0.363359374744561</text:p>
          </table:table-cell>
          <table:table-cell table:style-name="ce112" table:formula="of:=([.T4]-[.T11])/[.T4]" office:value-type="float" office:value="-0.00590203622682142" calcext:value-type="float">
            <text:p>-0.005902036226821</text:p>
          </table:table-cell>
          <table:table-cell table:style-name="ce112" table:formula="of:=([.U4]-[.U11])/[.U4]" office:value-type="float" office:value="-0.0437233122571733" calcext:value-type="float">
            <text:p>-0.04372331225717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U25])/15" office:value-type="float" office:value="-0.264199702034703" calcext:value-type="float">
            <text:p>-0.264199702034703</text:p>
          </table:table-cell>
          <table:table-cell table:style-name="ce13" table:formula="of:=[.B25] *(-1)" office:value-type="percentage" office:value="0.264199702034703" calcext:value-type="percentage">
            <text:p>26.42%</text:p>
          </table:table-cell>
          <table:table-cell table:style-name="ce112"/>
          <table:table-cell table:style-name="ce112" table:formula="of:=([.E4]-[.E12])/[.E4]" office:value-type="float" office:value="-1.44128145471865" calcext:value-type="float">
            <text:p>-1.44128145471865</text:p>
          </table:table-cell>
          <table:table-cell table:style-name="ce112" table:formula="of:=([.F4]-[.F12])/[.F4]" office:value-type="float" office:value="-0.663685840700605" calcext:value-type="float">
            <text:p>-0.663685840700605</text:p>
          </table:table-cell>
          <table:table-cell table:style-name="ce112" table:formula="of:=([.G4]-[.G12])/[.G4]" office:value-type="float" office:value="-0.0559918845552705" calcext:value-type="float">
            <text:p>-0.055991884555271</text:p>
          </table:table-cell>
          <table:table-cell table:style-name="ce112"/>
          <table:table-cell table:style-name="ce112" table:formula="of:=([.I4]-[.I12])/[.I4]" office:value-type="float" office:value="-0.021927005883462" calcext:value-type="float">
            <text:p>-0.021927005883462</text:p>
          </table:table-cell>
          <table:table-cell table:style-name="ce112" table:formula="of:=([.J4]-[.J12])/[.J4]" office:value-type="float" office:value="-0.714402820630085" calcext:value-type="float">
            <text:p>-0.714402820630085</text:p>
          </table:table-cell>
          <table:table-cell table:style-name="ce112" table:formula="of:=([.K4]-[.K12])/[.K4]" office:value-type="float" office:value="-0.013566690305564" calcext:value-type="float">
            <text:p>-0.013566690305564</text:p>
          </table:table-cell>
          <table:table-cell table:style-name="ce112" table:formula="of:=([.L4]-[.L12])/[.L4]" office:value-type="float" office:value="-0.0476707985164183" calcext:value-type="float">
            <text:p>-0.047670798516418</text:p>
          </table:table-cell>
          <table:table-cell table:style-name="ce112" table:formula="of:=([.M4]-[.M12])/[.M4]" office:value-type="float" office:value="-0.0961612968162882" calcext:value-type="float">
            <text:p>-0.096161296816288</text:p>
          </table:table-cell>
          <table:table-cell table:style-name="ce112"/>
          <table:table-cell table:style-name="ce112" table:formula="of:=([.O4]-[.O12])/[.O4]" office:value-type="float" office:value="-0.00810243160891124" calcext:value-type="float">
            <text:p>-0.008102431608911</text:p>
          </table:table-cell>
          <table:table-cell table:style-name="ce112" table:formula="of:=([.P4]-[.P12])/[.P4]" office:value-type="float" office:value="-0.0195394403318167" calcext:value-type="float">
            <text:p>-0.019539440331817</text:p>
          </table:table-cell>
          <table:table-cell table:style-name="ce112" table:formula="of:=([.Q4]-[.Q12])/[.Q4]" office:value-type="float" office:value="-0.0384907563775707" calcext:value-type="float">
            <text:p>-0.038490756377571</text:p>
          </table:table-cell>
          <table:table-cell table:style-name="ce112" table:formula="of:=([.R4]-[.R12])/[.R4]" office:value-type="float" office:value="-0.562309380482905" calcext:value-type="float">
            <text:p>-0.562309380482905</text:p>
          </table:table-cell>
          <table:table-cell table:style-name="ce112" table:formula="of:=([.S4]-[.S12])/[.S4]" office:value-type="float" office:value="-0.262233443390278" calcext:value-type="float">
            <text:p>-0.262233443390278</text:p>
          </table:table-cell>
          <table:table-cell table:style-name="ce112" table:formula="of:=([.T4]-[.T12])/[.T4]" office:value-type="float" office:value="-0.00828257607468841" calcext:value-type="float">
            <text:p>-0.008282576074688</text:p>
          </table:table-cell>
          <table:table-cell table:style-name="ce112" table:formula="of:=([.U4]-[.U12])/[.U4]" office:value-type="float" office:value="-0.00934971012803813" calcext:value-type="float">
            <text:p>-0.00934971012803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U26])/15" office:value-type="float" office:value="-0.0318306281073926" calcext:value-type="float">
            <text:p>-0.031830628107393</text:p>
          </table:table-cell>
          <table:table-cell table:style-name="ce13" table:formula="of:=[.B26] *(-1)" office:value-type="percentage" office:value="0.0318306281073926" calcext:value-type="percentage">
            <text:p>3.18%</text:p>
          </table:table-cell>
          <table:table-cell table:style-name="ce112"/>
          <table:table-cell table:style-name="ce112" table:formula="of:=([.E4]-[.E13])/[.E4]" office:value-type="float" office:value="-0.0524554757738686" calcext:value-type="float">
            <text:p>-0.052455475773869</text:p>
          </table:table-cell>
          <table:table-cell table:style-name="ce112" table:formula="of:=([.F4]-[.F13])/[.F4]" office:value-type="float" office:value="-0.0926164275212583" calcext:value-type="float">
            <text:p>-0.092616427521258</text:p>
          </table:table-cell>
          <table:table-cell table:style-name="ce112" table:formula="of:=([.G4]-[.G13])/[.G4]" office:value-type="float" office:value="-0.021785565833819" calcext:value-type="float">
            <text:p>-0.021785565833819</text:p>
          </table:table-cell>
          <table:table-cell table:style-name="ce112"/>
          <table:table-cell table:style-name="ce112" table:formula="of:=([.I4]-[.I13])/[.I4]" office:value-type="float" office:value="-0.0286935755374288" calcext:value-type="float">
            <text:p>-0.028693575537429</text:p>
          </table:table-cell>
          <table:table-cell table:style-name="ce112" table:formula="of:=([.J4]-[.J13])/[.J4]" office:value-type="float" office:value="-0.0454095948989782" calcext:value-type="float">
            <text:p>-0.045409594898978</text:p>
          </table:table-cell>
          <table:table-cell table:style-name="ce112" table:formula="of:=([.K4]-[.K13])/[.K4]" office:value-type="float" office:value="-0.0432176448613361" calcext:value-type="float">
            <text:p>-0.043217644861336</text:p>
          </table:table-cell>
          <table:table-cell table:style-name="ce112" table:formula="of:=([.L4]-[.L13])/[.L4]" office:value-type="float" office:value="-0.0305124773484763" calcext:value-type="float">
            <text:p>-0.030512477348476</text:p>
          </table:table-cell>
          <table:table-cell table:style-name="ce112" table:formula="of:=([.M4]-[.M13])/[.M4]" office:value-type="float" office:value="-0.0269041580938889" calcext:value-type="float">
            <text:p>-0.026904158093889</text:p>
          </table:table-cell>
          <table:table-cell table:style-name="ce112"/>
          <table:table-cell table:style-name="ce112" table:formula="of:=([.O4]-[.O13])/[.O4]" office:value-type="float" office:value="-0.0141364522354747" calcext:value-type="float">
            <text:p>-0.014136452235475</text:p>
          </table:table-cell>
          <table:table-cell table:style-name="ce112" table:formula="of:=([.P4]-[.P13])/[.P4]" office:value-type="float" office:value="-0.015522508696232" calcext:value-type="float">
            <text:p>-0.015522508696232</text:p>
          </table:table-cell>
          <table:table-cell table:style-name="ce112" table:formula="of:=([.Q4]-[.Q13])/[.Q4]" office:value-type="float" office:value="-0.0164999714301109" calcext:value-type="float">
            <text:p>-0.016499971430111</text:p>
          </table:table-cell>
          <table:table-cell table:style-name="ce112" table:formula="of:=([.R4]-[.R13])/[.R4]" office:value-type="float" office:value="-0.0425450874984989" calcext:value-type="float">
            <text:p>-0.042545087498499</text:p>
          </table:table-cell>
          <table:table-cell table:style-name="ce112" table:formula="of:=([.S4]-[.S13])/[.S4]" office:value-type="float" office:value="-0.0363617920748485" calcext:value-type="float">
            <text:p>-0.036361792074849</text:p>
          </table:table-cell>
          <table:table-cell table:style-name="ce112" table:formula="of:=([.T4]-[.T13])/[.T4]" office:value-type="float" office:value="-0.00422243179167493" calcext:value-type="float">
            <text:p>-0.004222431791675</text:p>
          </table:table-cell>
          <table:table-cell table:style-name="ce112" table:formula="of:=([.U4]-[.U13])/[.U4]" office:value-type="float" office:value="-0.00657625801499482" calcext:value-type="float">
            <text:p>-0.006576258014995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U27])/15" office:value-type="float" office:value="-0.0203227126618736" calcext:value-type="float">
            <text:p>-0.020322712661874</text:p>
          </table:table-cell>
          <table:table-cell table:style-name="ce13" table:formula="of:=[.B27] *(-1)" office:value-type="percentage" office:value="0.0203227126618736" calcext:value-type="percentage">
            <text:p>2.03%</text:p>
          </table:table-cell>
          <table:table-cell table:style-name="ce112"/>
          <table:table-cell table:style-name="ce112" table:formula="of:=([.E4]-[.E14])/[.E4]" office:value-type="float" office:value="-0.0383580705630706" calcext:value-type="float">
            <text:p>-0.038358070563071</text:p>
          </table:table-cell>
          <table:table-cell table:style-name="ce112" table:formula="of:=([.F4]-[.F14])/[.F4]" office:value-type="float" office:value="-0.0609024899895464" calcext:value-type="float">
            <text:p>-0.060902489989546</text:p>
          </table:table-cell>
          <table:table-cell table:style-name="ce112" table:formula="of:=([.G4]-[.G14])/[.G4]" office:value-type="float" office:value="-0.0113375705754326" calcext:value-type="float">
            <text:p>-0.011337570575433</text:p>
          </table:table-cell>
          <table:table-cell table:style-name="ce112"/>
          <table:table-cell table:style-name="ce112" table:formula="of:=([.I4]-[.I14])/[.I4]" office:value-type="float" office:value="0.00643744224457186" calcext:value-type="float">
            <text:p>0.006437442244572</text:p>
          </table:table-cell>
          <table:table-cell table:style-name="ce112" table:formula="of:=([.J4]-[.J14])/[.J4]" office:value-type="float" office:value="-0.0353492702472167" calcext:value-type="float">
            <text:p>-0.035349270247217</text:p>
          </table:table-cell>
          <table:table-cell table:style-name="ce112" table:formula="of:=([.K4]-[.K14])/[.K4]" office:value-type="float" office:value="-0.0158069191008314" calcext:value-type="float">
            <text:p>-0.015806919100831</text:p>
          </table:table-cell>
          <table:table-cell table:style-name="ce112" table:formula="of:=([.L4]-[.L14])/[.L4]" office:value-type="float" office:value="-0.0233591368123754" calcext:value-type="float">
            <text:p>-0.023359136812375</text:p>
          </table:table-cell>
          <table:table-cell table:style-name="ce112" table:formula="of:=([.M4]-[.M14])/[.M4]" office:value-type="float" office:value="-0.0109226383832727" calcext:value-type="float">
            <text:p>-0.010922638383273</text:p>
          </table:table-cell>
          <table:table-cell table:style-name="ce112"/>
          <table:table-cell table:style-name="ce112" table:formula="of:=([.O4]-[.O14])/[.O4]" office:value-type="float" office:value="-0.0225932459850093" calcext:value-type="float">
            <text:p>-0.022593245985009</text:p>
          </table:table-cell>
          <table:table-cell table:style-name="ce112" table:formula="of:=([.P4]-[.P14])/[.P4]" office:value-type="float" office:value="0.00428105028431203" calcext:value-type="float">
            <text:p>0.004281050284312</text:p>
          </table:table-cell>
          <table:table-cell table:style-name="ce112" table:formula="of:=([.Q4]-[.Q14])/[.Q4]" office:value-type="float" office:value="-0.00787566531370799" calcext:value-type="float">
            <text:p>-0.007875665313708</text:p>
          </table:table-cell>
          <table:table-cell table:style-name="ce112" table:formula="of:=([.R4]-[.R14])/[.R4]" office:value-type="float" office:value="-0.0580590412496943" calcext:value-type="float">
            <text:p>-0.058059041249694</text:p>
          </table:table-cell>
          <table:table-cell table:style-name="ce112" table:formula="of:=([.S4]-[.S14])/[.S4]" office:value-type="float" office:value="-0.0133906784434524" calcext:value-type="float">
            <text:p>-0.013390678443452</text:p>
          </table:table-cell>
          <table:table-cell table:style-name="ce112" table:formula="of:=([.T4]-[.T14])/[.T4]" office:value-type="float" office:value="-0.00853711349164566" calcext:value-type="float">
            <text:p>-0.008537113491646</text:p>
          </table:table-cell>
          <table:table-cell table:style-name="ce112" table:formula="of:=([.U4]-[.U14])/[.U4]" office:value-type="float" office:value="-0.00906734230173217" calcext:value-type="float">
            <text:p>-0.009067342301732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U28])/15" office:value-type="float" office:value="-0.0204674815534284" calcext:value-type="float">
            <text:p>-0.020467481553428</text:p>
          </table:table-cell>
          <table:table-cell table:style-name="ce13" table:formula="of:=[.B28] *(-1)" office:value-type="percentage" office:value="0.0204674815534284" calcext:value-type="percentage">
            <text:p>2.05%</text:p>
          </table:table-cell>
          <table:table-cell table:style-name="ce112"/>
          <table:table-cell table:style-name="ce112" table:formula="of:=([.E4]-[.E15])/[.E4]" office:value-type="float" office:value="-0.0261832625852427" calcext:value-type="float">
            <text:p>-0.026183262585243</text:p>
          </table:table-cell>
          <table:table-cell table:style-name="ce112" table:formula="of:=([.F4]-[.F15])/[.F4]" office:value-type="float" office:value="-0.0502584969189618" calcext:value-type="float">
            <text:p>-0.050258496918962</text:p>
          </table:table-cell>
          <table:table-cell table:style-name="ce112" table:formula="of:=([.G4]-[.G15])/[.G4]" office:value-type="float" office:value="-0.00758886303281988" calcext:value-type="float">
            <text:p>-0.00758886303282</text:p>
          </table:table-cell>
          <table:table-cell table:style-name="ce112"/>
          <table:table-cell table:style-name="ce112" table:formula="of:=([.I4]-[.I15])/[.I4]" office:value-type="float" office:value="-0.000467775413540905" calcext:value-type="float">
            <text:p>-0.000467775413541</text:p>
          </table:table-cell>
          <table:table-cell table:style-name="ce112" table:formula="of:=([.J4]-[.J15])/[.J4]" office:value-type="float" office:value="-0.026988998200204" calcext:value-type="float">
            <text:p>-0.026988998200204</text:p>
          </table:table-cell>
          <table:table-cell table:style-name="ce112" table:formula="of:=([.K4]-[.K15])/[.K4]" office:value-type="float" office:value="-0.0183330641076146" calcext:value-type="float">
            <text:p>-0.018333064107615</text:p>
          </table:table-cell>
          <table:table-cell table:style-name="ce112" table:formula="of:=([.L4]-[.L15])/[.L4]" office:value-type="float" office:value="-0.0186259165472268" calcext:value-type="float">
            <text:p>-0.018625916547227</text:p>
          </table:table-cell>
          <table:table-cell table:style-name="ce112" table:formula="of:=([.M4]-[.M15])/[.M4]" office:value-type="float" office:value="-0.0181537814288115" calcext:value-type="float">
            <text:p>-0.018153781428812</text:p>
          </table:table-cell>
          <table:table-cell table:style-name="ce112"/>
          <table:table-cell table:style-name="ce112" table:formula="of:=([.O4]-[.O15])/[.O4]" office:value-type="float" office:value="-0.0580127334034052" calcext:value-type="float">
            <text:p>-0.058012733403405</text:p>
          </table:table-cell>
          <table:table-cell table:style-name="ce112" table:formula="of:=([.P4]-[.P15])/[.P4]" office:value-type="float" office:value="-0.0237895950548123" calcext:value-type="float">
            <text:p>-0.023789595054812</text:p>
          </table:table-cell>
          <table:table-cell table:style-name="ce112" table:formula="of:=([.Q4]-[.Q15])/[.Q4]" office:value-type="float" office:value="-0.0183217547517608" calcext:value-type="float">
            <text:p>-0.018321754751761</text:p>
          </table:table-cell>
          <table:table-cell table:style-name="ce112" table:formula="of:=([.R4]-[.R15])/[.R4]" office:value-type="float" office:value="-0.0331840877866172" calcext:value-type="float">
            <text:p>-0.033184087786617</text:p>
          </table:table-cell>
          <table:table-cell table:style-name="ce112" table:formula="of:=([.S4]-[.S15])/[.S4]" office:value-type="float" office:value="-0.0102342693163427" calcext:value-type="float">
            <text:p>-0.010234269316343</text:p>
          </table:table-cell>
          <table:table-cell table:style-name="ce112" table:formula="of:=([.T4]-[.T15])/[.T4]" office:value-type="float" office:value="-0.00502495221206526" calcext:value-type="float">
            <text:p>-0.005024952212065</text:p>
          </table:table-cell>
          <table:table-cell table:style-name="ce112" table:formula="of:=([.U4]-[.U15])/[.U4]" office:value-type="float" office:value="0.00815532745799893" calcext:value-type="float">
            <text:p>0.008155327457999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U29])/15" office:value-type="float" office:value="-0.0324396679792164" calcext:value-type="float">
            <text:p>-0.032439667979216</text:p>
          </table:table-cell>
          <table:table-cell table:style-name="ce13" table:formula="of:=[.B29] *(-1)" office:value-type="percentage" office:value="0.0324396679792164" calcext:value-type="percentage">
            <text:p>3.24%</text:p>
          </table:table-cell>
          <table:table-cell table:style-name="ce112"/>
          <table:table-cell table:style-name="ce112" table:formula="of:=([.E4]-[.E16])/[.E4]" office:value-type="float" office:value="-0.0580330512312327" calcext:value-type="float">
            <text:p>-0.058033051231233</text:p>
          </table:table-cell>
          <table:table-cell table:style-name="ce112" table:formula="of:=([.F4]-[.F16])/[.F4]" office:value-type="float" office:value="-0.0755752648222389" calcext:value-type="float">
            <text:p>-0.075575264822239</text:p>
          </table:table-cell>
          <table:table-cell table:style-name="ce112" table:formula="of:=([.G4]-[.G16])/[.G4]" office:value-type="float" office:value="-0.0295585784659813" calcext:value-type="float">
            <text:p>-0.029558578465981</text:p>
          </table:table-cell>
          <table:table-cell table:style-name="ce112"/>
          <table:table-cell table:style-name="ce112" table:formula="of:=([.I4]-[.I16])/[.I4]" office:value-type="float" office:value="-0.0228158296689913" calcext:value-type="float">
            <text:p>-0.022815829668991</text:p>
          </table:table-cell>
          <table:table-cell table:style-name="ce112" table:formula="of:=([.J4]-[.J16])/[.J4]" office:value-type="float" office:value="-0.0637057043478628" calcext:value-type="float">
            <text:p>-0.063705704347863</text:p>
          </table:table-cell>
          <table:table-cell table:style-name="ce112" table:formula="of:=([.K4]-[.K16])/[.K4]" office:value-type="float" office:value="-0.0327569564936927" calcext:value-type="float">
            <text:p>-0.032756956493693</text:p>
          </table:table-cell>
          <table:table-cell table:style-name="ce112" table:formula="of:=([.L4]-[.L16])/[.L4]" office:value-type="float" office:value="-0.0146386612379398" calcext:value-type="float">
            <text:p>-0.01463866123794</text:p>
          </table:table-cell>
          <table:table-cell table:style-name="ce112" table:formula="of:=([.M4]-[.M16])/[.M4]" office:value-type="float" office:value="-0.0311390047842335" calcext:value-type="float">
            <text:p>-0.031139004784234</text:p>
          </table:table-cell>
          <table:table-cell table:style-name="ce112"/>
          <table:table-cell table:style-name="ce112" table:formula="of:=([.O4]-[.O16])/[.O4]" office:value-type="float" office:value="-0.0231808562742829" calcext:value-type="float">
            <text:p>-0.023180856274283</text:p>
          </table:table-cell>
          <table:table-cell table:style-name="ce112" table:formula="of:=([.P4]-[.P16])/[.P4]" office:value-type="float" office:value="0.0166503672902621" calcext:value-type="float">
            <text:p>0.016650367290262</text:p>
          </table:table-cell>
          <table:table-cell table:style-name="ce112" table:formula="of:=([.Q4]-[.Q16])/[.Q4]" office:value-type="float" office:value="-0.0373770895691834" calcext:value-type="float">
            <text:p>-0.037377089569183</text:p>
          </table:table-cell>
          <table:table-cell table:style-name="ce112" table:formula="of:=([.R4]-[.R16])/[.R4]" office:value-type="float" office:value="-0.0742430828517091" calcext:value-type="float">
            <text:p>-0.074243082851709</text:p>
          </table:table-cell>
          <table:table-cell table:style-name="ce112" table:formula="of:=([.S4]-[.S16])/[.S4]" office:value-type="float" office:value="-0.0315382582861525" calcext:value-type="float">
            <text:p>-0.031538258286153</text:p>
          </table:table-cell>
          <table:table-cell table:style-name="ce112" table:formula="of:=([.T4]-[.T16])/[.T4]" office:value-type="float" office:value="-0.00606627668726048" calcext:value-type="float">
            <text:p>-0.00606627668726</text:p>
          </table:table-cell>
          <table:table-cell table:style-name="ce112" table:formula="of:=([.U4]-[.U16])/[.U4]" office:value-type="float" office:value="-0.00261677225774635" calcext:value-type="float">
            <text:p>-0.002616772257746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U30])/15" office:value-type="float" office:value="-0.0260331950251373" calcext:value-type="float">
            <text:p>-0.026033195025137</text:p>
          </table:table-cell>
          <table:table-cell table:style-name="ce13" table:formula="of:=[.B30] *(-1)" office:value-type="percentage" office:value="0.0260331950251373" calcext:value-type="percentage">
            <text:p>2.60%</text:p>
          </table:table-cell>
          <table:table-cell table:style-name="ce112"/>
          <table:table-cell table:style-name="ce112" table:formula="of:=([.E4]-[.E17])/[.E4]" office:value-type="float" office:value="-0.0581069489718886" calcext:value-type="float">
            <text:p>-0.058106948971889</text:p>
          </table:table-cell>
          <table:table-cell table:style-name="ce112" table:formula="of:=([.F4]-[.F17])/[.F4]" office:value-type="float" office:value="-0.0515018052349423" calcext:value-type="float">
            <text:p>-0.051501805234942</text:p>
          </table:table-cell>
          <table:table-cell table:style-name="ce112" table:formula="of:=([.G4]-[.G17])/[.G4]" office:value-type="float" office:value="-0.0188331589609828" calcext:value-type="float">
            <text:p>-0.018833158960983</text:p>
          </table:table-cell>
          <table:table-cell table:style-name="ce112"/>
          <table:table-cell table:style-name="ce112" table:formula="of:=([.I4]-[.I17])/[.I4]" office:value-type="float" office:value="-0.0150940393205376" calcext:value-type="float">
            <text:p>-0.015094039320538</text:p>
          </table:table-cell>
          <table:table-cell table:style-name="ce112" table:formula="of:=([.J4]-[.J17])/[.J4]" office:value-type="float" office:value="-0.0468640386909131" calcext:value-type="float">
            <text:p>-0.046864038690913</text:p>
          </table:table-cell>
          <table:table-cell table:style-name="ce112" table:formula="of:=([.K4]-[.K17])/[.K4]" office:value-type="float" office:value="-0.0208863319940487" calcext:value-type="float">
            <text:p>-0.020886331994049</text:p>
          </table:table-cell>
          <table:table-cell table:style-name="ce112" table:formula="of:=([.L4]-[.L17])/[.L4]" office:value-type="float" office:value="-0.0294710130210783" calcext:value-type="float">
            <text:p>-0.029471013021078</text:p>
          </table:table-cell>
          <table:table-cell table:style-name="ce112" table:formula="of:=([.M4]-[.M17])/[.M4]" office:value-type="float" office:value="-0.0417126932511228" calcext:value-type="float">
            <text:p>-0.041712693251123</text:p>
          </table:table-cell>
          <table:table-cell table:style-name="ce112"/>
          <table:table-cell table:style-name="ce112" table:formula="of:=([.O4]-[.O17])/[.O4]" office:value-type="float" office:value="-0.0223219960970322" calcext:value-type="float">
            <text:p>-0.022321996097032</text:p>
          </table:table-cell>
          <table:table-cell table:style-name="ce112" table:formula="of:=([.P4]-[.P17])/[.P4]" office:value-type="float" office:value="0.0368734123583726" calcext:value-type="float">
            <text:p>0.036873412358373</text:p>
          </table:table-cell>
          <table:table-cell table:style-name="ce112" table:formula="of:=([.Q4]-[.Q17])/[.Q4]" office:value-type="float" office:value="-0.00805611081653864" calcext:value-type="float">
            <text:p>-0.008056110816539</text:p>
          </table:table-cell>
          <table:table-cell table:style-name="ce112" table:formula="of:=([.R4]-[.R17])/[.R4]" office:value-type="float" office:value="-0.0520406122832366" calcext:value-type="float">
            <text:p>-0.052040612283237</text:p>
          </table:table-cell>
          <table:table-cell table:style-name="ce112" table:formula="of:=([.S4]-[.S17])/[.S4]" office:value-type="float" office:value="-0.0284999088349716" calcext:value-type="float">
            <text:p>-0.028499908834972</text:p>
          </table:table-cell>
          <table:table-cell table:style-name="ce112" table:formula="of:=([.T4]-[.T17])/[.T4]" office:value-type="float" office:value="-0.030627655364513" calcext:value-type="float">
            <text:p>-0.030627655364513</text:p>
          </table:table-cell>
          <table:table-cell table:style-name="ce112" table:formula="of:=([.U4]-[.U17])/[.U4]" office:value-type="float" office:value="-0.0033550248936264" calcext:value-type="float">
            <text:p>-0.003355024893626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U31])/15" office:value-type="float" office:value="-0.0184612281315108" calcext:value-type="float">
            <text:p>-0.018461228131511</text:p>
          </table:table-cell>
          <table:table-cell table:style-name="ce13" table:formula="of:=[.B31] *(-1)" office:value-type="percentage" office:value="0.0184612281315108" calcext:value-type="percentage">
            <text:p>1.85%</text:p>
          </table:table-cell>
          <table:table-cell table:style-name="ce112"/>
          <table:table-cell table:style-name="ce112" table:formula="of:=([.E4]-[.E18])/[.E4]" office:value-type="float" office:value="-0.0523003948527363" calcext:value-type="float">
            <text:p>-0.052300394852736</text:p>
          </table:table-cell>
          <table:table-cell table:style-name="ce112" table:formula="of:=([.F4]-[.F18])/[.F4]" office:value-type="float" office:value="-0.049982272561874" calcext:value-type="float">
            <text:p>-0.049982272561874</text:p>
          </table:table-cell>
          <table:table-cell table:style-name="ce112" table:formula="of:=([.G4]-[.G18])/[.G4]" office:value-type="float" office:value="-0.0110770313020041" calcext:value-type="float">
            <text:p>-0.011077031302004</text:p>
          </table:table-cell>
          <table:table-cell table:style-name="ce112"/>
          <table:table-cell table:style-name="ce112" table:formula="of:=([.I4]-[.I18])/[.I4]" office:value-type="float" office:value="-0.0104923708935099" calcext:value-type="float">
            <text:p>-0.01049237089351</text:p>
          </table:table-cell>
          <table:table-cell table:style-name="ce112" table:formula="of:=([.J4]-[.J18])/[.J4]" office:value-type="float" office:value="-0.0337557668368258" calcext:value-type="float">
            <text:p>-0.033755766836826</text:p>
          </table:table-cell>
          <table:table-cell table:style-name="ce112" table:formula="of:=([.K4]-[.K18])/[.K4]" office:value-type="float" office:value="-0.0333957032315242" calcext:value-type="float">
            <text:p>-0.033395703231524</text:p>
          </table:table-cell>
          <table:table-cell table:style-name="ce112" table:formula="of:=([.L4]-[.L18])/[.L4]" office:value-type="float" office:value="-0.0293803543284941" calcext:value-type="float">
            <text:p>-0.029380354328494</text:p>
          </table:table-cell>
          <table:table-cell table:style-name="ce112" table:formula="of:=([.M4]-[.M18])/[.M4]" office:value-type="float" office:value="-0.01893731475097" calcext:value-type="float">
            <text:p>-0.01893731475097</text:p>
          </table:table-cell>
          <table:table-cell table:style-name="ce112"/>
          <table:table-cell table:style-name="ce112" table:formula="of:=([.O4]-[.O18])/[.O4]" office:value-type="float" office:value="-0.0186470667432079" calcext:value-type="float">
            <text:p>-0.018647066743208</text:p>
          </table:table-cell>
          <table:table-cell table:style-name="ce112" table:formula="of:=([.P4]-[.P18])/[.P4]" office:value-type="float" office:value="0.0174970916888684" calcext:value-type="float">
            <text:p>0.017497091688868</text:p>
          </table:table-cell>
          <table:table-cell table:style-name="ce112" table:formula="of:=([.Q4]-[.Q18])/[.Q4]" office:value-type="float" office:value="-0.01422052166022" calcext:value-type="float">
            <text:p>-0.01422052166022</text:p>
          </table:table-cell>
          <table:table-cell table:style-name="ce112" table:formula="of:=([.R4]-[.R18])/[.R4]" office:value-type="float" office:value="-0.0372370402450794" calcext:value-type="float">
            <text:p>-0.037237040245079</text:p>
          </table:table-cell>
          <table:table-cell table:style-name="ce112" table:formula="of:=([.S4]-[.S18])/[.S4]" office:value-type="float" office:value="-0.0122121969108196" calcext:value-type="float">
            <text:p>-0.01221219691082</text:p>
          </table:table-cell>
          <table:table-cell table:style-name="ce112" table:formula="of:=([.T4]-[.T18])/[.T4]" office:value-type="float" office:value="0.0127005587415391" calcext:value-type="float">
            <text:p>0.012700558741539</text:p>
          </table:table-cell>
          <table:table-cell table:style-name="ce112" table:formula="of:=([.U4]-[.U18])/[.U4]" office:value-type="float" office:value="0.0145219619141962" calcext:value-type="float">
            <text:p>0.014521961914196</text:p>
          </table:table-cell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32:.U32])/22" office:value-type="float" office:value="0" calcext:value-type="float">
            <text:p>0</text:p>
          </table:covered-table-cell>
          <table:table-cell table:style-name="ce15"/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U33])/3" office:value-type="float" office:value="-0.303679700004415" calcext:value-type="float">
            <text:p>-0.303679700004415</text:p>
          </table:table-cell>
          <table:table-cell table:style-name="ce13" table:formula="of:=[.B33]*(-1)" office:value-type="percentage" office:value="0.303679700004415" calcext:value-type="percentage">
            <text:p>30.37%</text:p>
          </table:table-cell>
          <table:table-cell table:style-name="ce112" table:formula="of:=([.D3]-[.D7])/[.D3]" office:value-type="float" office:value="-0.155578250995704" calcext:value-type="float">
            <text:p>-0.155578250995704</text:p>
          </table:table-cell>
          <table:table-cell table:style-name="ce112" table:number-columns-repeated="3"/>
          <table:table-cell table:style-name="ce112" table:formula="of:=([.H3]-[.H7])/[.H3]" office:value-type="float" office:value="-0.0540962446228636" calcext:value-type="float">
            <text:p>-0.054096244622864</text:p>
          </table:table-cell>
          <table:table-cell table:style-name="ce112" table:number-columns-repeated="5"/>
          <table:table-cell table:style-name="ce112" table:formula="of:=([.N3]-[.N7])/[.N3]" office:value-type="float" office:value="-0.701364604394677" calcext:value-type="float">
            <text:p>-0.70136460439467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U34])/3" office:value-type="float" office:value="-0.252290368178433" calcext:value-type="float">
            <text:p>-0.252290368178433</text:p>
          </table:table-cell>
          <table:table-cell table:style-name="ce13" table:formula="of:=[.B34]*(-1)" office:value-type="percentage" office:value="0.252290368178433" calcext:value-type="percentage">
            <text:p>25.23%</text:p>
          </table:table-cell>
          <table:table-cell table:style-name="ce112" table:formula="of:=([.D3]-[.D8])/[.D3]" office:value-type="float" office:value="-0.130985147962385" calcext:value-type="float">
            <text:p>-0.130985147962385</text:p>
          </table:table-cell>
          <table:table-cell table:style-name="ce112" table:number-columns-repeated="3"/>
          <table:table-cell table:style-name="ce112" table:formula="of:=([.H3]-[.H8])/[.H3]" office:value-type="float" office:value="-0.0525187487524371" calcext:value-type="float">
            <text:p>-0.052518748752437</text:p>
          </table:table-cell>
          <table:table-cell table:style-name="ce112" table:number-columns-repeated="5"/>
          <table:table-cell table:style-name="ce112" table:formula="of:=([.N3]-[.N8])/[.N3]" office:value-type="float" office:value="-0.573367207820478" calcext:value-type="float">
            <text:p>-0.573367207820478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U35])/3" office:value-type="float" office:value="-0.244938394401889" calcext:value-type="float">
            <text:p>-0.244938394401889</text:p>
          </table:table-cell>
          <table:table-cell table:style-name="ce13" table:formula="of:=[.B35]*(-1)" office:value-type="percentage" office:value="0.244938394401889" calcext:value-type="percentage">
            <text:p>24.49%</text:p>
          </table:table-cell>
          <table:table-cell table:style-name="ce112" table:formula="of:=([.D3]-[.D9])/[.D3]" office:value-type="float" office:value="-0.113271577414482" calcext:value-type="float">
            <text:p>-0.113271577414482</text:p>
          </table:table-cell>
          <table:table-cell table:style-name="ce112" table:number-columns-repeated="3"/>
          <table:table-cell table:style-name="ce112" table:formula="of:=([.H3]-[.H9])/[.H3]" office:value-type="float" office:value="-0.0684189976458558" calcext:value-type="float">
            <text:p>-0.068418997645856</text:p>
          </table:table-cell>
          <table:table-cell table:style-name="ce112" table:number-columns-repeated="5"/>
          <table:table-cell table:style-name="ce112" table:formula="of:=([.N3]-[.N9])/[.N3]" office:value-type="float" office:value="-0.553124608145328" calcext:value-type="float">
            <text:p>-0.553124608145328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U36])/3" office:value-type="float" office:value="-0.625783476336309" calcext:value-type="float">
            <text:p>-0.625783476336309</text:p>
          </table:table-cell>
          <table:table-cell table:style-name="ce13" table:formula="of:=[.B36]*(-1)" office:value-type="percentage" office:value="0.625783476336309" calcext:value-type="percentage">
            <text:p>62.58%</text:p>
          </table:table-cell>
          <table:table-cell table:style-name="ce112" table:formula="of:=([.D3]-[.D10])/[.D3]" office:value-type="float" office:value="-0.204501022743005" calcext:value-type="float">
            <text:p>-0.204501022743005</text:p>
          </table:table-cell>
          <table:table-cell table:style-name="ce112" table:number-columns-repeated="3"/>
          <table:table-cell table:style-name="ce112" table:formula="of:=([.H3]-[.H10])/[.H3]" office:value-type="float" office:value="-0.0689207363584161" calcext:value-type="float">
            <text:p>-0.068920736358416</text:p>
          </table:table-cell>
          <table:table-cell table:style-name="ce112" table:number-columns-repeated="5"/>
          <table:table-cell table:style-name="ce112" table:formula="of:=([.N3]-[.N10])/[.N3]" office:value-type="float" office:value="-1.60392866990751" calcext:value-type="float">
            <text:p>-1.6039286699075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U37])/3" office:value-type="float" office:value="-0.528357306052465" calcext:value-type="float">
            <text:p>-0.528357306052465</text:p>
          </table:table-cell>
          <table:table-cell table:style-name="ce13" table:formula="of:=[.B37]*(-1)" office:value-type="percentage" office:value="0.528357306052465" calcext:value-type="percentage">
            <text:p>52.84%</text:p>
          </table:table-cell>
          <table:table-cell table:style-name="ce112" table:formula="of:=([.D3]-[.D11])/[.D3]" office:value-type="float" office:value="-0.145305929837304" calcext:value-type="float">
            <text:p>-0.145305929837304</text:p>
          </table:table-cell>
          <table:table-cell table:style-name="ce112" table:number-columns-repeated="3"/>
          <table:table-cell table:style-name="ce112" table:formula="of:=([.H3]-[.H11])/[.H3]" office:value-type="float" office:value="-0.0423386054437431" calcext:value-type="float">
            <text:p>-0.042338605443743</text:p>
          </table:table-cell>
          <table:table-cell table:style-name="ce112" table:number-columns-repeated="5"/>
          <table:table-cell table:style-name="ce112" table:formula="of:=([.N3]-[.N11])/[.N3]" office:value-type="float" office:value="-1.39742738287635" calcext:value-type="float">
            <text:p>-1.3974273828763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U38])/3" office:value-type="float" office:value="-0.545840261784969" calcext:value-type="float">
            <text:p>-0.545840261784969</text:p>
          </table:table-cell>
          <table:table-cell table:style-name="ce13" table:formula="of:=[.B38]*(-1)" office:value-type="percentage" office:value="0.545840261784969" calcext:value-type="percentage">
            <text:p>54.58%</text:p>
          </table:table-cell>
          <table:table-cell table:style-name="ce112" table:formula="of:=([.D3]-[.D12])/[.D3]" office:value-type="float" office:value="-0.139721641209313" calcext:value-type="float">
            <text:p>-0.139721641209313</text:p>
          </table:table-cell>
          <table:table-cell table:style-name="ce112" table:number-columns-repeated="3"/>
          <table:table-cell table:style-name="ce112" table:formula="of:=([.H3]-[.H12])/[.H3]" office:value-type="float" office:value="-0.0741107573700775" calcext:value-type="float">
            <text:p>-0.074110757370078</text:p>
          </table:table-cell>
          <table:table-cell table:style-name="ce112" table:number-columns-repeated="5"/>
          <table:table-cell table:style-name="ce112" table:formula="of:=([.N3]-[.N12])/[.N3]" office:value-type="float" office:value="-1.42368838677552" calcext:value-type="float">
            <text:p>-1.4236883867755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U39])/3" office:value-type="float" office:value="-0.0894800090034638" calcext:value-type="float">
            <text:p>-0.089480009003464</text:p>
          </table:table-cell>
          <table:table-cell table:style-name="ce13" table:formula="of:=[.B39]*(-1)" office:value-type="percentage" office:value="0.0894800090034638" calcext:value-type="percentage">
            <text:p>8.95%</text:p>
          </table:table-cell>
          <table:table-cell table:style-name="ce112" table:formula="of:=([.D3]-[.D13])/[.D3]" office:value-type="float" office:value="-0.0871291546371386" calcext:value-type="float">
            <text:p>-0.087129154637139</text:p>
          </table:table-cell>
          <table:table-cell table:style-name="ce112" table:number-columns-repeated="3"/>
          <table:table-cell table:style-name="ce112" table:formula="of:=([.H3]-[.H13])/[.H3]" office:value-type="float" office:value="-0.0518121688801863" calcext:value-type="float">
            <text:p>-0.051812168880186</text:p>
          </table:table-cell>
          <table:table-cell table:style-name="ce112" table:number-columns-repeated="5"/>
          <table:table-cell table:style-name="ce112" table:formula="of:=([.N3]-[.N13])/[.N3]" office:value-type="float" office:value="-0.129498703493067" calcext:value-type="float">
            <text:p>-0.12949870349306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U40])/3" office:value-type="float" office:value="-0.0816253843724619" calcext:value-type="float">
            <text:p>-0.081625384372462</text:p>
          </table:table-cell>
          <table:table-cell table:style-name="ce13" table:formula="of:=[.B40]*(-1)" office:value-type="percentage" office:value="0.0816253843724619" calcext:value-type="percentage">
            <text:p>8.16%</text:p>
          </table:table-cell>
          <table:table-cell table:style-name="ce112" table:formula="of:=([.D3]-[.D14])/[.D3]" office:value-type="float" office:value="-0.103615622844512" calcext:value-type="float">
            <text:p>-0.103615622844512</text:p>
          </table:table-cell>
          <table:table-cell table:style-name="ce112" table:number-columns-repeated="3"/>
          <table:table-cell table:style-name="ce112" table:formula="of:=([.H3]-[.H14])/[.H3]" office:value-type="float" office:value="-0.0376546439849584" calcext:value-type="float">
            <text:p>-0.037654643984958</text:p>
          </table:table-cell>
          <table:table-cell table:style-name="ce112" table:number-columns-repeated="5"/>
          <table:table-cell table:style-name="ce112" table:formula="of:=([.N3]-[.N14])/[.N3]" office:value-type="float" office:value="-0.103605886287915" calcext:value-type="float">
            <text:p>-0.10360588628791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U41])/3" office:value-type="float" office:value="-0.0747342119058859" calcext:value-type="float">
            <text:p>-0.074734211905886</text:p>
          </table:table-cell>
          <table:table-cell table:style-name="ce13" table:formula="of:=[.B41]*(-1)" office:value-type="percentage" office:value="0.0747342119058859" calcext:value-type="percentage">
            <text:p>7.47%</text:p>
          </table:table-cell>
          <table:table-cell table:style-name="ce112" table:formula="of:=([.D3]-[.D15])/[.D3]" office:value-type="float" office:value="-0.084178163977151" calcext:value-type="float">
            <text:p>-0.084178163977151</text:p>
          </table:table-cell>
          <table:table-cell table:style-name="ce112" table:number-columns-repeated="3"/>
          <table:table-cell table:style-name="ce112" table:formula="of:=([.H3]-[.H15])/[.H3]" office:value-type="float" office:value="-0.0448236735617722" calcext:value-type="float">
            <text:p>-0.044823673561772</text:p>
          </table:table-cell>
          <table:table-cell table:style-name="ce112" table:number-columns-repeated="5"/>
          <table:table-cell table:style-name="ce112" table:formula="of:=([.N3]-[.N15])/[.N3]" office:value-type="float" office:value="-0.0952007981787344" calcext:value-type="float">
            <text:p>-0.09520079817873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U42])/3" office:value-type="float" office:value="-0.102327385786463" calcext:value-type="float">
            <text:p>-0.102327385786463</text:p>
          </table:table-cell>
          <table:table-cell table:style-name="ce13" table:formula="of:=[.B42]*(-1)" office:value-type="percentage" office:value="0.102327385786463" calcext:value-type="percentage">
            <text:p>10.23%</text:p>
          </table:table-cell>
          <table:table-cell table:style-name="ce112" table:formula="of:=([.D3]-[.D16])/[.D3]" office:value-type="float" office:value="-0.110469525749744" calcext:value-type="float">
            <text:p>-0.110469525749744</text:p>
          </table:table-cell>
          <table:table-cell table:style-name="ce112" table:number-columns-repeated="3"/>
          <table:table-cell table:style-name="ce112" table:formula="of:=([.H3]-[.H16])/[.H3]" office:value-type="float" office:value="-0.0479418876571509" calcext:value-type="float">
            <text:p>-0.047941887657151</text:p>
          </table:table-cell>
          <table:table-cell table:style-name="ce112" table:number-columns-repeated="5"/>
          <table:table-cell table:style-name="ce112" table:formula="of:=([.N3]-[.N16])/[.N3]" office:value-type="float" office:value="-0.148570743952494" calcext:value-type="float">
            <text:p>-0.14857074395249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U43])/3" office:value-type="float" office:value="-0.078076949412178" calcext:value-type="float">
            <text:p>-0.078076949412178</text:p>
          </table:table-cell>
          <table:table-cell table:style-name="ce13" table:formula="of:=[.B43]*(-1)" office:value-type="percentage" office:value="0.078076949412178" calcext:value-type="percentage">
            <text:p>7.81%</text:p>
          </table:table-cell>
          <table:table-cell table:style-name="ce112" table:formula="of:=([.D3]-[.D17])/[.D3]" office:value-type="float" office:value="-0.0712754092637478" calcext:value-type="float">
            <text:p>-0.071275409263748</text:p>
          </table:table-cell>
          <table:table-cell table:style-name="ce112" table:number-columns-repeated="3"/>
          <table:table-cell table:style-name="ce112" table:formula="of:=([.H3]-[.H17])/[.H3]" office:value-type="float" office:value="-0.0443355790112797" calcext:value-type="float">
            <text:p>-0.04433557901128</text:p>
          </table:table-cell>
          <table:table-cell table:style-name="ce112" table:number-columns-repeated="5"/>
          <table:table-cell table:style-name="ce112" table:formula="of:=([.N3]-[.N17])/[.N3]" office:value-type="float" office:value="-0.118619859961507" calcext:value-type="float">
            <text:p>-0.11861985996150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U44])/3" office:value-type="float" office:value="-0.0810608909197197" calcext:value-type="float">
            <text:p>-0.08106089091972</text:p>
          </table:table-cell>
          <table:table-cell table:style-name="ce13" table:formula="of:=[.B44]*(-1)" office:value-type="percentage" office:value="0.0810608909197197" calcext:value-type="percentage">
            <text:p>8.11%</text:p>
          </table:table-cell>
          <table:table-cell table:style-name="ce112" table:formula="of:=([.D3]-[.D18])/[.D3]" office:value-type="float" office:value="-0.0846594694911838" calcext:value-type="float">
            <text:p>-0.084659469491184</text:p>
          </table:table-cell>
          <table:table-cell table:style-name="ce112" table:number-columns-repeated="3"/>
          <table:table-cell table:style-name="ce112" table:formula="of:=([.H3]-[.H18])/[.H3]" office:value-type="float" office:value="-0.0418586243889656" calcext:value-type="float">
            <text:p>-0.041858624388966</text:p>
          </table:table-cell>
          <table:table-cell table:style-name="ce112" table:number-columns-repeated="5"/>
          <table:table-cell table:style-name="ce112" table:formula="of:=([.N3]-[.N18])/[.N3]" office:value-type="float" office:value="-0.11666457887901" calcext:value-type="float">
            <text:p>-0.1166645788790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303679700004415" calcext:value-type="percentage">
            <text:p>30.37%</text:p>
          </table:table-cell>
          <table:table-cell table:style-name="ce12" table:formula="of:=[.C20]" office:value-type="percentage" office:value="0.159115776878077" calcext:value-type="percentage">
            <text:p>15.9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252290368178433" calcext:value-type="percentage">
            <text:p>25.23%</text:p>
          </table:table-cell>
          <table:table-cell table:style-name="ce12" table:formula="of:=[.C21]" office:value-type="percentage" office:value="0.113436445107713" calcext:value-type="percentage">
            <text:p>11.3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244938394401889" calcext:value-type="percentage">
            <text:p>24.49%</text:p>
          </table:table-cell>
          <table:table-cell table:style-name="ce12" table:formula="of:=[.C22]" office:value-type="percentage" office:value="0.0985958367960352" calcext:value-type="percentage">
            <text:p>9.86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625783476336309" calcext:value-type="percentage">
            <text:p>62.58%</text:p>
          </table:table-cell>
          <table:table-cell table:style-name="ce12" table:formula="of:=[.C23]" office:value-type="percentage" office:value="0.372259230563533" calcext:value-type="percentage">
            <text:p>37.23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528357306052465" calcext:value-type="percentage">
            <text:p>52.84%</text:p>
          </table:table-cell>
          <table:table-cell table:style-name="ce12" table:formula="of:=[.C24]" office:value-type="percentage" office:value="0.30249592647875" calcext:value-type="percentage">
            <text:p>30.2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545840261784969" calcext:value-type="percentage">
            <text:p>54.58%</text:p>
          </table:table-cell>
          <table:table-cell table:style-name="ce12" table:formula="of:=[.C25]" office:value-type="percentage" office:value="0.264199702034703" calcext:value-type="percentage">
            <text:p>26.4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894800090034638" calcext:value-type="percentage">
            <text:p>8.95%</text:p>
          </table:table-cell>
          <table:table-cell table:style-name="ce12" table:formula="of:=[.C26]" office:value-type="percentage" office:value="0.0318306281073926" calcext:value-type="percentage">
            <text:p>3.1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816253843724619" calcext:value-type="percentage">
            <text:p>8.16%</text:p>
          </table:table-cell>
          <table:table-cell table:style-name="ce12" table:formula="of:=[.C27]" office:value-type="percentage" office:value="0.0203227126618736" calcext:value-type="percentage">
            <text:p>2.03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747342119058859" calcext:value-type="percentage">
            <text:p>7.47%</text:p>
          </table:table-cell>
          <table:table-cell table:style-name="ce12" table:formula="of:=[.C28]" office:value-type="percentage" office:value="0.0204674815534284" calcext:value-type="percentage">
            <text:p>2.0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102327385786463" calcext:value-type="percentage">
            <text:p>10.23%</text:p>
          </table:table-cell>
          <table:table-cell table:style-name="ce12" table:formula="of:=[.C29]" office:value-type="percentage" office:value="0.0324396679792164" calcext:value-type="percentage">
            <text:p>3.2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78076949412178" calcext:value-type="percentage">
            <text:p>7.81%</text:p>
          </table:table-cell>
          <table:table-cell table:style-name="ce12" table:formula="of:=[.C30]" office:value-type="percentage" office:value="0.0260331950251373" calcext:value-type="percentage">
            <text:p>2.6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810608909197197" calcext:value-type="percentage">
            <text:p>8.11%</text:p>
          </table:table-cell>
          <table:table-cell table:style-name="ce12" table:formula="of:=[.C31]" office:value-type="percentage" office:value="0.0184612281315108" calcext:value-type="percentage">
            <text:p>1.85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0:06:22.341479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10:56:53.708792055</dc:date>
    <meta:editing-duration>P2DT12H13M51S</meta:editing-duration>
    <meta:editing-cycles>94</meta:editing-cycles>
    <meta:generator>LibreOffice/6.4.2.2$MacOSX_X86_64 LibreOffice_project/4e471d8c02c9c90f512f7f9ead8875b57fcb1ec3</meta:generator>
    <meta:document-statistic meta:table-count="2" meta:cell-count="6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4.048cm" svg:y="0.646cm" svg:width="16.66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8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303679700004415">
                <text:p>0.303679700004415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52290368178433">
                <text:p>0.25229036817843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244938394401889">
                <text:p>0.24493839440188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625783476336309">
                <text:p>0.625783476336309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528357306052465">
                <text:p>0.528357306052465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545840261784969">
                <text:p>0.545840261784969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894800090034638">
                <text:p>0.0894800090034638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816253843724619">
                <text:p>0.0816253843724619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747342119058859">
                <text:p>0.0747342119058859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102327385786463">
                <text:p>0.102327385786463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78076949412178">
                <text:p>0.078076949412178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810608909197197">
                <text:p>0.0810608909197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e99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4.048cm" svg:y="0.646cm" svg:width="16.66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6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2"/>
            <chart:data-point chart:style-name="ch9"/>
            <chart:data-point chart:style-name="ch10"/>
            <chart:data-point chart:repeated="2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159115776878077">
                <text:p>0.159115776878077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113436445107713">
                <text:p>0.11343644510771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985958367960352">
                <text:p>0.0985958367960352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372259230563533">
                <text:p>0.372259230563533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30249592647875">
                <text:p>0.30249592647875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264199702034703">
                <text:p>0.26419970203470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318306281073926">
                <text:p>0.0318306281073926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203227126618736">
                <text:p>0.0203227126618736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204674815534284">
                <text:p>0.020467481553428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324396679792164">
                <text:p>0.0324396679792164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260331950251373">
                <text:p>0.0260331950251373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84612281315108">
                <text:p>0.0184612281315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